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pple-system" svg:font-family="-apple-system"/>
    <style:font-face style:name="-webkit-standard" svg:font-family="-webkit-standard"/>
    <style:font-face style:name="Arial" svg:font-family="Arial"/>
    <style:font-face style:name="Cambria" svg:font-family="Cambria"/>
    <style:font-face style:name="Helvetica" svg:font-family="Helvetica"/>
    <style:font-face style:name="Inconsolata" svg:font-family="Inconsolat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81pt"/>
    </style:style>
    <style:style style:name="co2" style:family="table-column">
      <style:table-column-properties fo:break-before="auto" style:column-width="80.16pt"/>
    </style:style>
    <style:style style:name="co3" style:family="table-column">
      <style:table-column-properties fo:break-before="auto" style:column-width="311.16pt"/>
    </style:style>
    <style:style style:name="co4" style:family="table-column">
      <style:table-column-properties fo:break-before="auto" style:column-width="318.3pt"/>
    </style:style>
    <style:style style:name="co5" style:family="table-column">
      <style:table-column-properties fo:break-before="auto" style:column-width="21.46pt"/>
    </style:style>
    <style:style style:name="co6" style:family="table-column">
      <style:table-column-properties fo:break-before="auto" style:column-width="331.74pt"/>
    </style:style>
    <style:style style:name="co7" style:family="table-column">
      <style:table-column-properties fo:break-before="auto" style:column-width="101.59pt"/>
    </style:style>
    <style:style style:name="co8" style:family="table-column">
      <style:table-column-properties fo:break-before="auto" style:column-width="161.89pt"/>
    </style:style>
    <style:style style:name="co9" style:family="table-column">
      <style:table-column-properties fo:break-before="auto" style:column-width="96.86pt"/>
    </style:style>
    <style:style style:name="co10" style:family="table-column">
      <style:table-column-properties fo:break-before="auto" style:column-width="114.29pt"/>
    </style:style>
    <style:style style:name="co11" style:family="table-column">
      <style:table-column-properties fo:break-before="auto" style:column-width="124.61pt"/>
    </style:style>
    <style:style style:name="co12" style:family="table-column">
      <style:table-column-properties fo:break-before="auto" style:column-width="149.24pt"/>
    </style:style>
    <style:style style:name="co13" style:family="table-column">
      <style:table-column-properties fo:break-before="auto" style:column-width="91.3pt"/>
    </style:style>
    <style:style style:name="co14" style:family="table-column">
      <style:table-column-properties fo:break-before="auto" style:column-width="17.46pt"/>
    </style:style>
    <style:style style:name="co15" style:family="table-column">
      <style:table-column-properties fo:break-before="auto" style:column-width="238.14pt"/>
    </style:style>
    <style:style style:name="co16" style:family="table-column">
      <style:table-column-properties fo:break-before="auto" style:column-width="188.9pt"/>
    </style:style>
    <style:style style:name="co17" style:family="table-column">
      <style:table-column-properties fo:break-before="auto" style:column-width="152.39pt"/>
    </style:style>
    <style:style style:name="co18" style:family="table-column">
      <style:table-column-properties fo:break-before="auto" style:column-width="98.39pt"/>
    </style:style>
    <style:style style:name="co19" style:family="table-column">
      <style:table-column-properties fo:break-before="auto" style:column-width="343.7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47.99pt" fo:break-before="auto" style:use-optimal-row-height="false"/>
    </style:style>
    <style:style style:name="ro4" style:family="table-row">
      <style:table-row-properties style:row-height="20.24pt" fo:break-before="auto" style:use-optimal-row-height="false"/>
    </style:style>
    <style:style style:name="ro5" style:family="table-row">
      <style:table-row-properties style:row-height="76.51pt" fo:break-before="auto" style:use-optimal-row-height="false"/>
    </style:style>
    <style:style style:name="ro6" style:family="table-row">
      <style:table-row-properties style:row-height="42.75pt" fo:break-before="auto" style:use-optimal-row-height="false"/>
    </style:style>
    <style:style style:name="ro7" style:family="table-row">
      <style:table-row-properties style:row-height="54.74pt" fo:break-before="auto" style:use-optimal-row-height="false"/>
    </style:style>
    <style:style style:name="ro8" style:family="table-row">
      <style:table-row-properties style:row-height="93pt" fo:break-before="auto" style:use-optimal-row-height="false"/>
    </style:style>
    <style:style style:name="ro9" style:family="table-row">
      <style:table-row-properties style:row-height="19.5pt" fo:break-before="auto" style:use-optimal-row-height="false"/>
    </style:style>
    <style:style style:name="ro10" style:family="table-row">
      <style:table-row-properties style:row-height="177.76pt" fo:break-before="auto" style:use-optimal-row-height="false"/>
    </style:style>
    <style:style style:name="ta1" style:family="table" style:master-page-name="PageStyle_5f_Start_20_Here">
      <style:table-properties table:display="true" style:writing-mode="lr-tb"/>
    </style:style>
    <style:style style:name="ta2" style:family="table" style:master-page-name="PageStyle_5f_The_20_OpenChain_20_Open_20_Source_20_Policy_20_Template">
      <style:table-properties table:display="true" style:writing-mode="lr-tb"/>
    </style:style>
    <style:style style:name="ta3" style:family="table" style:master-page-name="PageStyle_5f_Example_20_Appendix_20_1_20_-_20_Unofficial_20_License_20_Grid_20_used_20_by_20_UK_20_Entity_29_">
      <style:table-properties table:display="true" style:writing-mode="lr-tb"/>
    </style:style>
    <style:style style:name="ta4" style:family="table" style:master-page-name="PageStyle_5f_Example_20_Appendix_20_2_20_-_20_Unofficial_20_Source_20_Acceptability_20_Process_20_used_20_by_20_UK_20_Entity">
      <style:table-properties table:display="true" style:writing-mode="lr-tb"/>
    </style:style>
    <style:style style:name="ta5" style:family="table" style:master-page-name="PageStyle_5f_Example_20_Appendix_20_3_20_-_20_Unofficial_20_Incident_20_Process_20_used_20_by_20_UK_20_Entity">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24292e"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4292e"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webkit-standard" fo:font-size="9pt" fo:font-style="normal" fo:text-shadow="none" style:text-underline-style="none" fo:font-weight="normal" style:font-size-asian="9pt" style:font-style-asian="normal" style:font-weight-asian="normal" style:font-name-complex="-webkit-standard" style:font-size-complex="9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4f81b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4f81b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4f81b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4f81b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4f81b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e531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e53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e531d" style:text-outline="false" style:text-line-through-style="none" style:text-line-through-type="none" style:font-name="&quot;Open Sans&quot;" fo:font-size="11pt" fo:font-style="normal" fo:text-shadow="none" style:text-underline-style="solid" style:text-underline-width="auto" style:text-underline-color="font-color" fo:font-weight="normal" style:font-size-asian="11pt" style:font-style-asian="normal" style:font-weight-asian="normal" style:font-name-complex="&quot;Open Sans&quot;" style:font-size-complex="11pt" style:font-style-complex="normal" style:font-weight-complex="normal"/>
    </style:style>
    <style:style style:name="ce44"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e53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6"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3]))=0)" style:apply-style-name="ConditionalStyle_5f_1" style:base-cell-address="'Example Appendix 1 - Unofficial License Grid used by UK Entity)'.C3"/>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3]))=0)" style:apply-style-name="ConditionalStyle_5f_1" style:base-cell-address="'Example Appendix 1 - Unofficial License Grid used by UK Entity)'.C3"/>
    </style:style>
    <style:style style:name="ce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3]))=0)" style:apply-style-name="ConditionalStyle_5f_1" style:base-cell-address="'Example Appendix 1 - Unofficial License Grid used by UK Entity)'.C3"/>
    </style:style>
    <style:style style:name="ce4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C3]))=0)" style:apply-style-name="ConditionalStyle_5f_1" style:base-cell-address="'Example Appendix 1 - Unofficial License Grid used by UK Entity)'.C3"/>
    </style:style>
    <style:style style:name="ce50"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style style:name="ce5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7" style:family="table-cell" style:parent-style-name="Default">
      <style:table-cell-properties fo:background-color="#4f81b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ce8b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fo:background-color="#fce8b2"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7.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ff0000"/>
    </style:style>
    <style:style style:name="T2"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ff0000" fo:font-weight="bold" style:font-weight-asian="bold" style:font-weight-complex="bold"/>
    </style:style>
    <style:style style:name="T3" style:family="text">
      <style:text-properties style:font-name="Cambria"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ff0000" fo:font-weight="normal" style:font-weight-asian="normal" style:font-weight-complex="normal"/>
    </style:style>
    <style:style style:name="T4" style:family="text">
      <style:text-properties fo:color="#ff0000"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5" style:family="text">
      <style:text-properties fo:color="#ff0000"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6"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7"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tart He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The OpenChain Open Source Policy Template</text:p>
          </table:table-cell>
          <table:table-cell table:style-name="ce10" table:number-columns-repeated="25"/>
          <table:table-cell table:number-columns-repeated="998"/>
        </table:table-row>
        <table:table-row table:style-name="ro1">
          <table:table-cell table:style-name="ce2" office:value-type="string" calcext:value-type="string">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023"/>
        </table:table-row>
        <table:table-row table:style-name="ro1">
          <table:table-cell table:style-name="ce3" office:value-type="string" calcext:value-type="string">
            <text:p>You can obtain these type of policy material from the TODO Group, a sister project to OpenChain at the Linux Foundation. Their reference and template material is here: https://github.com/todogroup/policies</text:p>
          </table:table-cell>
          <table:table-cell table:number-columns-repeated="1023"/>
        </table:table-row>
        <table:table-row table:style-name="ro1">
          <table:table-cell table:style-name="ce4"/>
          <table:table-cell table:number-columns-repeated="1023"/>
        </table:table-row>
        <table:table-row table:style-name="ro1">
          <table:table-cell table:style-name="ce1" office:value-type="string" calcext:value-type="string">
            <text:p>How the OpenChain Open Source Policy Template works</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023"/>
        </table:table-row>
        <table:table-row table:style-name="ro1">
          <table:table-cell table:style-name="ce2"/>
          <table:table-cell table:number-columns-repeated="1023"/>
        </table:table-row>
        <table:table-row table:style-name="ro1">
          <table:table-cell table:style-name="ce1" office:value-type="string" calcext:value-type="string">
            <text:p>Example Appendix 1 - Unofficial License Grid used by UK Entity</text:p>
          </table:table-cell>
          <table:table-cell table:style-name="ce10" table:number-columns-repeated="25"/>
          <table:table-cell table:number-columns-repeated="998"/>
        </table:table-row>
        <table:table-row table:style-name="ro1">
          <table:table-cell table:style-name="ce5"/>
          <table:table-cell table:number-columns-repeated="1023"/>
        </table:table-row>
        <table:table-row table:style-name="ro1">
          <table:table-cell table:style-name="ce2" office:value-type="string" calcext:value-type="string">
            <text:p>This is a list of open source licences classified as to their requirements and effect. It uses SPDX identifiers and contains all OSI-approved licences and some others. This is just a sample and it is anticipated that each organisation will populate their own (and will likely add proprietary licences to the mix). This is a work in progress, as you can see there are some unpopulated areas, and copyleft for all licences has not yet been categorised into ‘weak’ and ’strong’.</text:p>
          </table:table-cell>
          <table:table-cell table:number-columns-repeated="1023"/>
        </table:table-row>
        <table:table-row table:style-name="ro1">
          <table:table-cell table:style-name="ce2" office:value-type="string" calcext:value-type="string">
            <text:p>This example language is not supported by the OpenChain Project. If you need assistance regarding this text please contact Moorcrofts or Orcro in the UK.</text:p>
          </table:table-cell>
          <table:table-cell table:number-columns-repeated="1023"/>
        </table:table-row>
        <table:table-row table:style-name="ro1">
          <table:table-cell table:style-name="ce2"/>
          <table:table-cell table:number-columns-repeated="1023"/>
        </table:table-row>
        <table:table-row table:style-name="ro1">
          <table:table-cell table:style-name="ce1" office:value-type="string" calcext:value-type="string">
            <text:p>Example Appendix 2 - Unofficial Source Acceptability Process used by UK Entity</text:p>
          </table:table-cell>
          <table:table-cell table:style-name="ce10" table:number-columns-repeated="25"/>
          <table:table-cell table:number-columns-repeated="998"/>
        </table:table-row>
        <table:table-row table:style-name="ro1">
          <table:table-cell table:style-name="ce5"/>
          <table:table-cell table:number-columns-repeated="1023"/>
        </table:table-row>
        <table:table-row table:style-name="ro1">
          <table:table-cell table:style-name="ce2" office:value-type="string" calcext:value-type="string">
            <text:p>This is very much a sample and will likely be significantly amended for each individual organisation’s particular needs.</text:p>
          </table:table-cell>
          <table:table-cell table:number-columns-repeated="1023"/>
        </table:table-row>
        <table:table-row table:style-name="ro1">
          <table:table-cell table:style-name="ce2" office:value-type="string" calcext:value-type="string">
            <text:p>This is a set of criteria and processes for determining whether code should be incorporated, and how.</text:p>
          </table:table-cell>
          <table:table-cell table:number-columns-repeated="1023"/>
        </table:table-row>
        <table:table-row table:style-name="ro1">
          <table:table-cell table:style-name="ce2" office:value-type="string" calcext:value-type="string">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023"/>
        </table:table-row>
        <table:table-row table:style-name="ro1">
          <table:table-cell table:style-name="ce2" office:value-type="string" calcext:value-type="string">
            <text:p>This example language is not supported by the OpenChain Project. If you need assistance regarding this text please contact Moorcrofts or Orcro in the UK.</text:p>
          </table:table-cell>
          <table:table-cell table:number-columns-repeated="1023"/>
        </table:table-row>
        <table:table-row table:style-name="ro1">
          <table:table-cell table:style-name="ce2"/>
          <table:table-cell table:number-columns-repeated="1023"/>
        </table:table-row>
        <table:table-row table:style-name="ro1">
          <table:table-cell table:style-name="ce1" office:value-type="string" calcext:value-type="string">
            <text:p>Example Appendix 3 - Unofficial Incident Process used by UK Entity</text:p>
          </table:table-cell>
          <table:table-cell table:style-name="ce10" table:number-columns-repeated="25"/>
          <table:table-cell table:number-columns-repeated="998"/>
        </table:table-row>
        <table:table-row table:style-name="ro1">
          <table:table-cell table:style-name="ce2"/>
          <table:table-cell table:number-columns-repeated="1023"/>
        </table:table-row>
        <table:table-row table:style-name="ro1">
          <table:table-cell table:style-name="ce2" office:value-type="string" calcext:value-type="string">
            <text:p>This is a set of incident process and severity criteria to assist organisations in triaging, assessing and prioritising response to negative compliance events.</text:p>
          </table:table-cell>
          <table:table-cell table:number-columns-repeated="1023"/>
        </table:table-row>
        <table:table-row table:style-name="ro1">
          <table:table-cell table:style-name="ce2" office:value-type="string" calcext:value-type="string">
            <text:p>This example language is not supported by the OpenChain Project. If you need assistance regarding this text please contact Moorcrofts or Orcro in the UK.</text:p>
          </table:table-cell>
          <table:table-cell table:number-columns-repeated="1023"/>
        </table:table-row>
        <table:table-row table:style-name="ro1">
          <table:table-cell table:style-name="ce6"/>
          <table:table-cell table:number-columns-repeated="1023"/>
        </table:table-row>
        <table:table-row table:style-name="ro1">
          <table:table-cell table:style-name="ce7"/>
          <table:table-cell table:number-columns-repeated="1023"/>
        </table:table-row>
        <table:table-row table:style-name="ro1">
          <table:table-cell table:style-name="ce8" office:value-type="string" calcext:value-type="string">
            <text:p>This is Release 1 of the Open Source Policy Template for OpenChain Specification 1.2</text:p>
          </table:table-cell>
          <table:table-cell table:number-columns-repeated="1023"/>
        </table:table-row>
        <table:table-row table:style-name="ro1">
          <table:table-cell table:style-name="ce9"/>
          <table:table-cell table:number-columns-repeated="1023"/>
        </table:table-row>
        <table:table-row table:style-name="ro1" table:number-rows-repeated="961">
          <table:table-cell table:style-name="ce9"/>
          <table:table-cell table:number-columns-repeated="1023"/>
        </table:table-row>
        <table:table-row table:style-name="ro2" table:number-rows-repeated="1047586">
          <table:table-cell table:number-columns-repeated="1024"/>
        </table:table-row>
        <table:table-row table:style-name="ro2">
          <table:table-cell table:number-columns-repeated="1024"/>
        </table:table-row>
      </table:table>
      <table:table table:name="The OpenChain Open Source Policy Template" table:style-name="ta2">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number-columns-repeated="1020" table:default-cell-style-name="Default"/>
        <table:table-row table:style-name="ro3">
          <table:table-cell table:style-name="ce11" office:value-type="string" calcext:value-type="string">
            <text:p>OCS §</text:p>
          </table:table-cell>
          <table:table-cell table:style-name="ce16"/>
          <table:table-cell table:style-name="ce24" office:value-type="string" calcext:value-type="string">
            <office:annotation draw:style-name="gr1" draw:text-style-name="P2" svg:width="558.77pt" svg:height="193.49pt" svg:x="482.68pt" svg:y="55.5pt" draw:caption-point-x="-11.54pt" draw:caption-point-y="-55.22pt">
              <dc:date>2019-01-17T00:00:00</dc:date>
              <text:p text:style-name="P1">H = heading</text:p>
              <text:p text:style-name="P1">RQ = requirement</text:p>
              <text:p text:style-name="P1">RT= rationale</text:p>
              <text:p text:style-name="P1">VA = verification artefact</text:p>
              <text:p text:style-name="P1">TX= supporting policy text</text:p>
              <text:p text:style-name="P1"/>
            </office:annotation>
            <text:p>Category</text:p>
          </table:table-cell>
          <table:table-cell table:style-name="ce28" office:value-type="string" calcext:value-type="string">
            <text:p>Policy Text</text:p>
          </table:table-cell>
          <table:table-cell table:number-columns-repeated="1020"/>
        </table:table-row>
        <table:table-row table:style-name="ro4">
          <table:table-cell table:style-name="ce11"/>
          <table:table-cell table:style-name="ce17"/>
          <table:table-cell table:style-name="ce25" office:value-type="string" calcext:value-type="string">
            <text:p>TX</text:p>
          </table:table-cell>
          <table:table-cell table:style-name="ce29" office:value-type="string" calcext:value-type="string">
            <text:p>(A)        [COMPANY] understands that open source permits the use, study, improvement and sharing of software without seeking further permission. Open source is a broadening and valuable resource:</text:p>
            <text:p>(A1)        Providing quality software and software-based services;</text:p>
            <text:p>(A2)        Reducing vendor lock-in;</text:p>
            <text:p>(A3)        Reducing the likelihood of security issues;</text:p>
            <text:p>(A4)        Reducing development time;</text:p>
            <text:p>(A5)        Granting access to developer communities;</text:p>
            <text:p>(A6)        Aiding the attraction and retention of quality staff.</text:p>
          </table:table-cell>
          <table:table-cell table:number-columns-repeated="1020"/>
        </table:table-row>
        <table:table-row table:style-name="ro4">
          <table:table-cell table:style-name="ce12"/>
          <table:table-cell table:style-name="ce18"/>
          <table:table-cell table:style-name="ce26"/>
          <table:table-cell table:style-name="ce30" office:value-type="string" calcext:value-type="string">
            <text:p>(B)        [COMPANY] also understands that using open source or proprietary software presents some risks and that:</text:p>
            <text:p>(B1)        open source is not automatically high quality;</text:p>
            <text:p>(B2)        open source licensing is complex, and compliance with the licensing terms needs careful consideration, documentation and following of processes;</text:p>
            <text:p>(B3)        Other software which has some similar characteristics to open source (such as non-commercial or shared source) is not open source;</text:p>
            <text:p>(B4)        Incorrect deployment and distribution of open source can lead to breaches of intellectual property rights, which, if they can be remedied at, may only be remediable by the release of our trade secrets, including source code;</text:p>
            <text:p>(B5)        It can be difficult to find warranty cover for open source code and performance;</text:p>
            <text:p>(B6)        open source can be misunderstood, and may be viewed suspiciously by customers and investors.</text:p>
          </table:table-cell>
          <table:table-cell table:number-columns-repeated="1020"/>
        </table:table-row>
        <table:table-row table:style-name="ro4">
          <table:table-cell table:style-name="ce12"/>
          <table:table-cell table:style-name="ce18"/>
          <table:table-cell table:style-name="ce26"/>
          <table:table-cell table:style-name="ce31" office:value-type="string" calcext:value-type="string">
            <text:p>(C) <text:s text:c="7"/>The purpose of this policy is to assist [COMPANY] in getting the best business value from open source while mitigating the risks. All Software Staff will be made aware of this Policy though, for example, training, internal wiki/knowledge base. </text:p>
          </table:table-cell>
          <table:table-cell table:number-columns-repeated="1020"/>
        </table:table-row>
        <table:table-row table:style-name="ro5">
          <table:table-cell table:style-name="ce12"/>
          <table:table-cell table:style-name="ce18"/>
          <table:table-cell table:style-name="ce25" office:value-type="string" calcext:value-type="string">
            <text:p>TX</text:p>
          </table:table-cell>
          <table:table-cell table:style-name="ce32" office:value-type="string" calcext:value-type="string">
            <text:p>Compliance Artifacts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p>
            <text:p/>
          </table:table-cell>
          <table:table-cell table:number-columns-repeated="1020"/>
        </table:table-row>
        <table:table-row table:style-name="ro4">
          <table:table-cell table:style-name="ce12"/>
          <table:table-cell table:style-name="ce18"/>
          <table:table-cell table:style-name="ce26"/>
          <table:table-cell table:style-name="ce32" office:value-type="string" calcext:value-type="string">
            <text:p>Open source - this is commonly understood to be software subject to one or more licenses that meet the Open Source Definition published by the Open Source Initiative (OpenSource.org) or the Free Software Definition (www.fsf.org).</text:p>
          </table:table-cell>
          <table:table-cell table:number-columns-repeated="1020"/>
        </table:table-row>
        <table:table-row table:style-name="ro4">
          <table:table-cell table:style-name="ce12"/>
          <table:table-cell table:style-name="ce18"/>
          <table:table-cell table:style-name="ce26"/>
          <table:table-cell table:style-name="ce32" office:value-type="string" calcext:value-type="string">
            <text:p>Open Source Liaison - a designated person who is assigned to receive and respond to external open source enquiries.</text:p>
          </table:table-cell>
          <table:table-cell table:number-columns-repeated="1020"/>
        </table:table-row>
        <table:table-row table:style-name="ro4">
          <table:table-cell table:style-name="ce12"/>
          <table:table-cell table:style-name="ce18"/>
          <table:table-cell table:style-name="ce26"/>
          <table:table-cell table:style-name="ce32" office:value-type="string" calcext:value-type="string">
            <text:p>Identified License - a set of open source licenses identified as a result of following an appropriate method of identifying licenses that govern the Supplied Software.</text:p>
            <text:p/>
          </table:table-cell>
          <table:table-cell table:number-columns-repeated="1020"/>
        </table:table-row>
        <table:table-row table:style-name="ro4">
          <table:table-cell table:style-name="ce12"/>
          <table:table-cell table:style-name="ce18"/>
          <table:table-cell table:style-name="ce26"/>
          <table:table-cell table:style-name="ce32" office:value-type="string" calcext:value-type="string">
            <text:p><text:span text:style-name="T4">OpenChain Conforming Program</text:span><text:span text:style-name="T5"> - a program that satisfies all the requirements of this specification.</text:span></text:p>
            <text:p><text:span text:style-name="T6"/></text:p>
          </table:table-cell>
          <table:table-cell table:number-columns-repeated="1020"/>
        </table:table-row>
        <table:table-row table:style-name="ro4">
          <table:table-cell table:style-name="ce12"/>
          <table:table-cell table:style-name="ce18"/>
          <table:table-cell table:style-name="ce26"/>
          <table:table-cell table:style-name="ce32" office:value-type="string" calcext:value-type="string">
            <text:p><text:span text:style-name="T7">Software Staff</text:span> - any employee or contractor that defines, contributes to or has responsibility for preparing Supplied Software. Depending on the organization, that may include (but is not limited to) software developers, release engineers, quality engineers, product marketing and product management.</text:p>
          </table:table-cell>
          <table:table-cell table:number-columns-repeated="1020"/>
        </table:table-row>
        <table:table-row table:style-name="ro4">
          <table:table-cell table:style-name="ce12"/>
          <table:table-cell table:style-name="ce18"/>
          <table:table-cell table:style-name="ce26"/>
          <table:table-cell table:style-name="ce32" office:value-type="string" calcext:value-type="string">
            <text:p><text:span text:style-name="T4">SPDX </text:span><text:span text:style-name="T5">or Software Package Data Exchange - the format standard created by the SPDX Working Group for exchanging license, copyright and security information for a given software package. A description of the SPDX specification can be found at www.spdx.org.</text:span></text:p>
          </table:table-cell>
          <table:table-cell table:number-columns-repeated="1020"/>
        </table:table-row>
        <table:table-row table:style-name="ro4">
          <table:table-cell table:style-name="ce12"/>
          <table:table-cell table:style-name="ce18"/>
          <table:table-cell table:style-name="ce26"/>
          <table:table-cell table:style-name="ce32" office:value-type="string" calcext:value-type="string">
            <text:p><text:span text:style-name="T4">Supplied Software</text:span><text:span text:style-name="T5"> - software that an organization delivers to third parties (e.g., other organizations or individuals).</text:span></text:p>
          </table:table-cell>
          <table:table-cell table:number-columns-repeated="1020"/>
        </table:table-row>
        <table:table-row table:style-name="ro4">
          <table:table-cell table:style-name="ce13"/>
          <table:table-cell table:style-name="ce19"/>
          <table:table-cell table:style-name="ce27"/>
          <table:table-cell table:style-name="ce32" office:value-type="string" calcext:value-type="string">
            <text:p><text:span text:style-name="T4">Verification Materials</text:span><text:span text:style-name="T5"> - evidence that must exist in order for a given requirement to be considered satisfied.</text:span></text:p>
          </table:table-cell>
          <table:table-cell table:number-columns-repeated="1020"/>
        </table:table-row>
        <table:table-row table:style-name="ro4">
          <table:table-cell table:style-name="ce14" office:value-type="string" calcext:value-type="string">
            <text:p>1</text:p>
          </table:table-cell>
          <table:table-cell table:style-name="ce14" office:value-type="string" calcext:value-type="string">
            <text:p>Know your open source Responsibilities</text:p>
          </table:table-cell>
          <table:table-cell table:style-name="ce28" office:value-type="string" calcext:value-type="string">
            <text:p>H</text:p>
          </table:table-cell>
          <table:table-cell table:style-name="ce33" office:value-type="string" calcext:value-type="string">
            <text:p>Know your responsibilities</text:p>
          </table:table-cell>
          <table:table-cell table:number-columns-repeated="1020"/>
        </table:table-row>
        <table:table-row table:style-name="ro6">
          <table:table-cell table:style-name="ce14" office:value-type="float" office:value="1.1" calcext:value-type="float">
            <text:p>1.1</text:p>
          </table:table-cell>
          <table:table-cell table:style-name="ce20" office:value-type="string" calcext:value-type="string">
            <text:p>A written open source policy exists that governs open source license compliance of the Supplied Software distribution. The policy must be internally communicated.</text:p>
          </table:table-cell>
          <table:table-cell table:style-name="ce28" office:value-type="string" calcext:value-type="string">
            <text:p>RQ</text:p>
          </table:table-cell>
          <table:table-cell table:style-name="ce34"/>
          <table:table-cell table:number-columns-repeated="1020"/>
        </table:table-row>
        <table:table-row table:style-name="ro7">
          <table:table-cell table:style-name="ce14" office:value-type="string" calcext:value-type="string">
            <text:p>1.1.1</text:p>
          </table:table-cell>
          <table:table-cell table:style-name="ce14" office:value-type="string" calcext:value-type="string">
            <text:p>A documented open source policy exists.</text:p>
          </table:table-cell>
          <table:table-cell table:style-name="ce28" office:value-type="string" calcext:value-type="string">
            <text:p>VA</text:p>
          </table:table-cell>
          <table:table-cell table:style-name="ce34" office:value-type="string" calcext:value-type="string">
            <text:p>Our open source policy can be found [on the COMPANY] intranet at [LINK]</text:p>
          </table:table-cell>
          <table:table-cell table:number-columns-repeated="1020"/>
        </table:table-row>
        <table:table-row table:style-name="ro8">
          <table:table-cell table:style-name="ce14" office:value-type="string" calcext:value-type="string">
            <text:p>1.1.2</text:p>
          </table:table-cell>
          <table:table-cell table:style-name="ce21" office:value-type="string" calcext:value-type="string">
            <text:p>A documented procedure that makes Software Staff aware of the existence of the open source policy (e.g., via training, internal wiki, or other practical communication method).</text:p>
          </table:table-cell>
          <table:table-cell table:style-name="ce28" office:value-type="string" calcext:value-type="string">
            <text:p>VA</text:p>
          </table:table-cell>
          <table:table-cell table:style-name="ce34" office:value-type="string" calcext:value-type="string">
            <text:p>All joining Software Staff will be made aware of the open source policy, and associated training policy and its location during the induction process. This will be recorded on the [induction checklist].</text:p>
            <text:p/>
            <text:p/>
          </table:table-cell>
          <table:table-cell table:number-columns-repeated="1020"/>
        </table:table-row>
        <table:table-row table:style-name="ro1">
          <table:table-cell table:style-name="ce14" office:value-type="string" calcext:value-type="string">
            <text:p>1.1.R</text:p>
          </table:table-cell>
          <table:table-cell table:style-name="ce21" office:value-type="string" calcext:value-type="string">
            <text:p>To ensure steps are taken to create, record and make Software Staff aware of the existence of a open source policy. Although no requirements are provided here on what should be included in the policy, other sections may impose requirements on the policy</text:p>
          </table:table-cell>
          <table:table-cell table:style-name="ce28" office:value-type="string" calcext:value-type="string">
            <text:p>RT</text:p>
          </table:table-cell>
          <table:table-cell table:style-name="ce34"/>
          <table:table-cell table:number-columns-repeated="1020"/>
        </table:table-row>
        <table:table-row table:style-name="ro9">
          <table:table-cell table:style-name="ce14" office:value-type="float" office:value="1.2" calcext:value-type="float">
            <text:p>1.2</text:p>
          </table:table-cell>
          <table:table-cell table:style-name="ce21" office:value-type="string" calcext:value-type="string">
            <text:p>Mandatory open source training for all Software Staff exists such that:</text:p>
          </table:table-cell>
          <table:table-cell table:style-name="ce28" office:value-type="string" calcext:value-type="string">
            <text:p>H</text:p>
          </table:table-cell>
          <table:table-cell table:style-name="ce33" office:value-type="string" calcext:value-type="string">
            <text:p>Training</text:p>
          </table:table-cell>
          <table:table-cell table:number-columns-repeated="1020"/>
        </table:table-row>
        <table:table-row table:style-name="ro10">
          <table:table-cell table:style-name="ce14" office:value-type="string" calcext:value-type="string">
            <text:p>1.2.0</text:p>
          </table:table-cell>
          <table:table-cell table:style-name="ce21" office:value-type="string" calcext:value-type="string">
            <text:p>The training, at a minimum, covers the following topics:</text:p>
            <text:p>•        The open source policy and where to find a copy;</text:p>
            <text:p>•        Basics of Intellectual Property law pertaining to open source, Proprietary Software and open source and Proprietary Software licenses;</text:p>
            <text:p>•        open source licensing concepts (including the concepts of permissive and copyleft licenses);</text:p>
            <text:p>•        open source project licensing models;</text:p>
            <text:p>•        Software Staff roles and responsibilities pertaining to open source compliance specifically and the open source policy in general; and</text:p>
            <text:p>•        Process for identifying, recording and/or tracking of open source components contained in Supplied Software.</text:p>
            <text:p/>
            <text:p>Software Staff must have completed open source training within the last 24 months to be considered current (“Currently Trained”). A test may be used to allow Software Staff to satisfy the training requirement.</text:p>
            <text:p/>
          </table:table-cell>
          <table:table-cell table:style-name="ce28" office:value-type="string" calcext:value-type="string">
            <text:p>RQ</text:p>
          </table:table-cell>
          <table:table-cell table:style-name="ce35" office:value-type="string" calcext:value-type="string">
            <text:p>Your training will cover:</text:p>
            <text:p>•        The Policy and where to find a copy;</text:p>
            <text:p>•        Basics of Intellectual Property law pertaining to open source, Proprietary Software and open source and Proprietary Software licenses;</text:p>
            <text:p>•        open source licensing concepts (including the concepts of permissive and copyleft licenses);</text:p>
            <text:p>•        Licensing concepts applicable to Proprietary Software, including royalty payments and typical restrictions applicable to Proprietary Software Licenses (field of use, sub-licensing, per-user licensing, site licensing and geographical restrictions);</text:p>
            <text:p>•        open source project licensing models (including SaaS);</text:p>
            <text:p>•        Proprietary Software licensing models (including SaaS); </text:p>
            <text:p>•        Software Staff roles and responsibilities pertaining to open source and Proprietary Software compliance specifically and the open source policy in general; and</text:p>
            <text:p>•        Process for identifying, recording and/or tracking of open source and Proprietary Software components contained in Supplied Software.</text:p>
            <text:p>•        [Add any additional topics] e.g 'Community awareness and CoC compliance' and/or 'Working with [COMMUNITY LIAISON]' </text:p>
          </table:table-cell>
          <table:table-cell table:style-name="ce39"/>
          <table:table-cell table:number-columns-repeated="1019"/>
        </table:table-row>
        <table:table-row table:style-name="ro1">
          <table:table-cell table:style-name="ce14" office:value-type="string" calcext:value-type="string">
            <text:p>1.2.1</text:p>
          </table:table-cell>
          <table:table-cell table:style-name="ce14" office:value-type="string" calcext:value-type="string">
            <text:p>open source training materials covering the above topics exists (e.g., slide decks, online course, or other training materials).</text:p>
          </table:table-cell>
          <table:table-cell table:style-name="ce28" office:value-type="string" calcext:value-type="string">
            <text:p>VA</text:p>
          </table:table-cell>
          <table:table-cell table:style-name="ce34" office:value-type="string" calcext:value-type="string">
            <text:p>You can find COMPANY's training materials [here].</text:p>
          </table:table-cell>
          <table:table-cell table:number-columns-repeated="1020"/>
        </table:table-row>
        <table:table-row table:style-name="ro1">
          <table:table-cell table:style-name="ce14" office:value-type="string" calcext:value-type="string">
            <text:p>1.2.2</text:p>
          </table:table-cell>
          <table:table-cell table:style-name="ce21" office:value-type="string" calcext:value-type="string">
            <text:p>Documented method for tracking the completion of the training for the Software Staff.</text:p>
          </table:table-cell>
          <table:table-cell table:style-name="ce28" office:value-type="string" calcext:value-type="string">
            <text:p>VA</text:p>
          </table:table-cell>
          <table:table-cell table:style-name="ce34" office:value-type="string" calcext:value-type="string">
            <text:p>Each training session you have attended will be recorded [in the learning system][by HR]. [You will be asked to complete the "Check your knowledge" assessment for each module you complete and if there are any areas which the assessment shows need further work we will discuss the best way to address that issue]</text:p>
          </table:table-cell>
          <table:table-cell table:number-columns-repeated="1020"/>
        </table:table-row>
        <table:table-row table:style-name="ro1">
          <table:table-cell table:style-name="ce14" office:value-type="string" calcext:value-type="string">
            <text:p>1.2.3</text:p>
          </table:table-cell>
          <table:table-cell table:style-name="ce21" office:value-type="string" calcext:value-type="string">
            <text:p>At least 85% of the Software Staff are Currently Trained, as per the definition above.The 85% may not necessarily refer to the entire organization, but to the totality Software Staff governed by the OpenChain Conforming program.</text:p>
          </table:table-cell>
          <table:table-cell table:style-name="ce28" office:value-type="string" calcext:value-type="string">
            <text:p>VA</text:p>
          </table:table-cell>
          <table:table-cell table:style-name="ce9" office:value-type="string" calcext:value-type="string">
            <text:p>Software Staff should undertake their open source training at the [next available training session after joining] and at intervals of no more than [24|18] months afterwards. [Our learning management system will][The Training Lead will] check the training records [quarterly|continually] to ensure that these criteria are met, and that 85% of Software Staff at any given time have current training</text:p>
          </table:table-cell>
          <table:table-cell table:number-columns-repeated="1020"/>
        </table:table-row>
        <table:table-row table:style-name="ro1">
          <table:table-cell table:style-name="ce14" office:value-type="string" calcext:value-type="string">
            <text:p>1.2.R</text:p>
          </table:table-cell>
          <table:table-cell table:style-name="ce14" office:value-type="string" calcext:value-type="string">
            <text:p>To ensure the Software Staff have recently attended open source training and that a core set of relevant open source topics were covered in the training. The intent is to ensure a core base level set of topics are covered but a typical training program would likely be more comprehensive than what is required here. </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1.3" calcext:value-type="float">
            <text:p>1.3</text:p>
          </table:table-cell>
          <table:table-cell table:style-name="ce14" office:value-type="string" calcext:value-type="string">
            <text:p>A process exists for reviewing the Identified Licenses to determine the obligations, restrictions and rights granted by each license.</text:p>
          </table:table-cell>
          <table:table-cell table:style-name="ce28" office:value-type="string" calcext:value-type="string">
            <text:p>H</text:p>
          </table:table-cell>
          <table:table-cell table:style-name="ce33" office:value-type="string" calcext:value-type="string">
            <text:p>Licence Review Process</text:p>
          </table:table-cell>
          <table:table-cell table:number-columns-repeated="1020"/>
        </table:table-row>
        <table:table-row table:style-name="ro1">
          <table:table-cell table:style-name="ce14" office:value-type="string" calcext:value-type="string">
            <text:p>1.3.1</text:p>
          </table:table-cell>
          <table:table-cell table:style-name="ce21" office:value-type="string" calcext:value-type="string">
            <text:p>A documented procedure to review and document the obligations, restrictions and rights granted by each Identified License.</text:p>
            <text:p/>
          </table:table-cell>
          <table:table-cell table:style-name="ce28" office:value-type="string" calcext:value-type="string">
            <text:p>VA</text:p>
          </table:table-cell>
          <table:table-cell table:style-name="ce34" office:value-type="string" calcext:value-type="string">
            <text:p>We have identified and the licences set out in [open source Licences sheet] and classified them according to the obligations, restrictions and rights granted to them. If a a request is made to include code not contained in that list, the open source Compliance lead will determine, with the help of external counsel if necessary, what classification is to be given to the new licence. If any query arises as to classification of an existing licence, this should be raised with the open source Compliance Lead [through the ticketing system].</text:p>
            <text:p/>
            <text:p>Should the open source Compliance lead become aware of any grounds for reclassification of a licence, then, with assistance from external counsel if necessary, the licence will be reclassified, and any code affected will be dealt with as if it were a new code inclusion.</text:p>
          </table:table-cell>
          <table:table-cell table:number-columns-repeated="1020"/>
        </table:table-row>
        <table:table-row table:style-name="ro1">
          <table:table-cell table:style-name="ce14" office:value-type="string" calcext:value-type="string">
            <text:p>1.3.R</text:p>
          </table:table-cell>
          <table:table-cell table:style-name="ce14" office:value-type="string" calcext:value-type="string">
            <text:p>To ensure a process exists for reviewing and identifying the license obligations for each Identified License for the various use cases.</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2" calcext:value-type="float">
            <text:p>2</text:p>
          </table:table-cell>
          <table:table-cell table:style-name="ce14" office:value-type="string" calcext:value-type="string">
            <text:p>Assign Responsibility for Achieving Compliance</text:p>
          </table:table-cell>
          <table:table-cell table:style-name="ce28" office:value-type="string" calcext:value-type="string">
            <text:p>H</text:p>
          </table:table-cell>
          <table:table-cell table:style-name="ce33" office:value-type="string" calcext:value-type="string">
            <text:p>Responsibilities for open source compliance</text:p>
          </table:table-cell>
          <table:table-cell table:number-columns-repeated="1020"/>
        </table:table-row>
        <table:table-row table:style-name="ro1">
          <table:table-cell table:style-name="ce14" office:value-type="float" office:value="2.1" calcext:value-type="float">
            <text:p>2.1</text:p>
          </table:table-cell>
          <table:table-cell table:style-name="ce22" office:value-type="string" calcext:value-type="string">
            <text:p>Identify open source Liaison Function ("open source Liaison").</text:p>
          </table:table-cell>
          <table:table-cell table:style-name="ce28" office:value-type="string" calcext:value-type="string">
            <text:p>H</text:p>
          </table:table-cell>
          <table:table-cell table:style-name="ce33" office:value-type="string" calcext:value-type="string">
            <text:p>External open source Liaison</text:p>
          </table:table-cell>
          <table:table-cell table:number-columns-repeated="1020"/>
        </table:table-row>
        <table:table-row table:style-name="ro1">
          <table:table-cell table:style-name="ce14" office:value-type="string" calcext:value-type="string">
            <text:p>2.1.0</text:p>
          </table:table-cell>
          <table:table-cell table:style-name="ce14" office:value-type="string" calcext:value-type="string">
            <text:p>Assign individual(s) responsible for receiving external open source inquiries; </text:p>
            <text:p>open source Liaison must make commercially reasonable efforts to respond to open source compliance inquiries as appropriate; and </text:p>
            <text:p>Publicly identify a means by which one can contact the open source Liaison.</text:p>
            <text:p/>
          </table:table-cell>
          <table:table-cell table:style-name="ce28" office:value-type="string" calcext:value-type="string">
            <text:p>RQ</text:p>
          </table:table-cell>
          <table:table-cell table:style-name="ce34" office:value-type="string" calcext:value-type="string">
            <text:p>From time to time, we will obtain queries about open source usage from users of our software, projects whose software we use (or which people think we use), issues about whether code we make available, and the information provided with it, is compliant or not. </text:p>
            <text:p/>
            <text:p>We [may] also contribute to various projects, and the open source Liaison Lead will be primary point of contact with those projects, and also handle our relationship with those projects. If you are interested in becoming involved in an external project, please contact the open source Liaison lead. For more information about contributing to external projects, please see [REF:]</text:p>
            <text:p/>
            <text:p>All these issues are handled by our open source Liaison Lead.</text:p>
          </table:table-cell>
          <table:table-cell table:number-columns-repeated="1020"/>
        </table:table-row>
        <table:table-row table:style-name="ro1">
          <table:table-cell table:style-name="ce14" office:value-type="string" calcext:value-type="string">
            <text:p>2.1.1</text:p>
          </table:table-cell>
          <table:table-cell table:style-name="ce21" office:value-type="string" calcext:value-type="string">
            <text:p>Publicly visible identification of open source Liaison (e.g., via a published contact email address, or the Linux Foundation's Open Compliance Directory). </text:p>
          </table:table-cell>
          <table:table-cell table:style-name="ce28" office:value-type="string" calcext:value-type="string">
            <text:p>VA</text:p>
          </table:table-cell>
          <table:table-cell table:style-name="ce34" office:value-type="string" calcext:value-type="string">
            <text:p>Details of our open source Liaison can be found at [link to externally facing website]. Our open source Liaison is [insert name] and they can be contacted at [insert contact details].</text:p>
          </table:table-cell>
          <table:table-cell table:number-columns-repeated="1020"/>
        </table:table-row>
        <table:table-row table:style-name="ro1">
          <table:table-cell table:style-name="ce14" office:value-type="string" calcext:value-type="string">
            <text:p>2.1.2</text:p>
          </table:table-cell>
          <table:table-cell table:style-name="ce14" office:value-type="string" calcext:value-type="string">
            <text:p>An internal documented procedure that assigns responsibility for receiving open source compliance inquiries.</text:p>
          </table:table-cell>
          <table:table-cell table:style-name="ce28" office:value-type="string" calcext:value-type="string">
            <text:p>VA</text:p>
          </table:table-cell>
          <table:table-cell table:style-name="ce34" office:value-type="string" calcext:value-type="string">
            <text:p>Anyone receiving a open source Compliance enquiry from outside the company shall refer it to open source Compliance Lead [insert name and contact details] who shall have overall responsibility for dealing with the enquiry, and, where appropriate, assigning <text:s/>the handling of all or part of it to suitable individuals within [COMPANY], or to external counsel</text:p>
          </table:table-cell>
          <table:table-cell table:number-columns-repeated="1020"/>
        </table:table-row>
        <table:table-row table:style-name="ro1">
          <table:table-cell table:style-name="ce14" office:value-type="string" calcext:value-type="string">
            <text:p>2.1.R</text:p>
          </table:table-cell>
          <table:table-cell table:style-name="ce21" office:value-type="string" calcext:value-type="string">
            <text:p>To ensure there is a reasonable way for third parties to contact the organization with regard to open source compliance inquiries and that this responsibility has been effectively assigned.</text:p>
            <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2.2" calcext:value-type="float">
            <text:p>2.2</text:p>
          </table:table-cell>
          <table:table-cell table:style-name="ce22" office:value-type="string" calcext:value-type="string">
            <text:p>Identify Internal open source Compliance Role(s).</text:p>
          </table:table-cell>
          <table:table-cell table:style-name="ce28" office:value-type="string" calcext:value-type="string">
            <text:p>H</text:p>
          </table:table-cell>
          <table:table-cell table:style-name="ce33" office:value-type="string" calcext:value-type="string">
            <text:p>Internal Compliance Lead</text:p>
          </table:table-cell>
          <table:table-cell table:number-columns-repeated="1020"/>
        </table:table-row>
        <table:table-row table:style-name="ro1">
          <table:table-cell table:style-name="ce14" office:value-type="string" calcext:value-type="string">
            <text:p>2.2.0</text:p>
          </table:table-cell>
          <table:table-cell table:style-name="ce14" office:value-type="string" calcext:value-type="string">
            <text:p>•        Assign individual(s) responsible for managing internal open source compliance. The open source Compliance role and the open source Liaison may be the same individual. </text:p>
            <text:p>•        open source compliance management activity is sufficiently resourced: </text:p>
            <text:p>          •        Time to perform the role has been allocated; and </text:p>
            <text:p>          •        Commercially reasonable budget has been allocated. </text:p>
            <text:p>•        Assign responsibilities to develop and maintain open source compliance policy and processes;</text:p>
            <text:p>•        Legal expertise pertaining to open source compliance is accessible to the open source Compliance role (e.g., could be internal or external); and </text:p>
            <text:p>•        A process exists for the resolution of open source compliance issues. </text:p>
          </table:table-cell>
          <table:table-cell table:style-name="ce28" office:value-type="string" calcext:value-type="string">
            <text:p>RQ</text:p>
          </table:table-cell>
          <table:table-cell table:style-name="ce34" office:value-type="string" calcext:value-type="string">
            <text:p>We have an internal compliance lead who deals with all internal issues, such as queries about licensing and incorporation of code, or questions about licence compatibility. The Lead is supported internal resources as required from time to time and also has access to external advisors where necessary to help with tricky licensing issues. </text:p>
          </table:table-cell>
          <table:table-cell table:number-columns-repeated="1020"/>
        </table:table-row>
        <table:table-row table:style-name="ro1">
          <table:table-cell table:style-name="ce14" office:value-type="string" calcext:value-type="string">
            <text:p>2.2.1</text:p>
          </table:table-cell>
          <table:table-cell table:style-name="ce14" office:value-type="string" calcext:value-type="string">
            <text:p>Name of persons, group or function in open source Compliance role(s) internally identified.</text:p>
          </table:table-cell>
          <table:table-cell table:style-name="ce28" office:value-type="string" calcext:value-type="string">
            <text:p>VA</text:p>
          </table:table-cell>
          <table:table-cell table:style-name="ce34" office:value-type="string" calcext:value-type="string">
            <text:p>Our open source Compliance is [insert name]. You can reach them at [ab@company.com], or by calling [phone].</text:p>
          </table:table-cell>
          <table:table-cell table:number-columns-repeated="1020"/>
        </table:table-row>
        <table:table-row table:style-name="ro1">
          <table:table-cell table:style-name="ce14" office:value-type="string" calcext:value-type="string">
            <text:p>2.2.2</text:p>
          </table:table-cell>
          <table:table-cell table:style-name="ce14" office:value-type="string" calcext:value-type="string">
            <text:p>Identification of legal expertise available to open source Compliance role(s) which could be internal or external</text:p>
          </table:table-cell>
          <table:table-cell table:style-name="ce28" office:value-type="string" calcext:value-type="string">
            <text:p>VA</text:p>
          </table:table-cell>
          <table:table-cell table:style-name="ce34" office:value-type="string" calcext:value-type="string">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number-columns-repeated="1020"/>
        </table:table-row>
        <table:table-row table:style-name="ro1">
          <table:table-cell table:style-name="ce14" office:value-type="string" calcext:value-type="string">
            <text:p>2.2.3</text:p>
          </table:table-cell>
          <table:table-cell table:style-name="ce21" office:value-type="string" calcext:value-type="string">
            <text:p>A documented procedure that assigns internal responsibilities for open source compliance.</text:p>
          </table:table-cell>
          <table:table-cell table:style-name="ce28" office:value-type="string" calcext:value-type="string">
            <text:p>VA</text:p>
          </table:table-cell>
          <table:table-cell table:style-name="ce34" office:value-type="string" calcext:value-type="string">
            <text:p>The open source Compliance Officer is primarily responsible for day-to-day internal compliance issues, supported by the [ ]</text:p>
          </table:table-cell>
          <table:table-cell table:number-columns-repeated="1020"/>
        </table:table-row>
        <table:table-row table:style-name="ro1">
          <table:table-cell table:style-name="ce14" office:value-type="string" calcext:value-type="string">
            <text:p>2.2.4</text:p>
          </table:table-cell>
          <table:table-cell table:style-name="ce21" office:value-type="string" calcext:value-type="string">
            <text:p>A documented procedure for handling the review and remediation of non-compliant cases.</text:p>
          </table:table-cell>
          <table:table-cell table:style-name="ce28" office:value-type="string" calcext:value-type="string">
            <text:p>VA</text:p>
          </table:table-cell>
          <table:table-cell table:style-name="ce34" office:value-type="string" calcext:value-type="string">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 </text:p>
            <text:p>3. If the issue is genuine, apply [SHEET: incident severity criteria] to prioritise.</text:p>
            <text:p>4. Determine the appropriate response according to [SHEET: incident response criteria]</text:p>
            <text:p>5. Carry out response in accordance with criteria, changing client terms of business etc. as appropriate.</text:p>
            <text:p>6. Document the above</text:p>
          </table:table-cell>
          <table:table-cell table:number-columns-repeated="1020"/>
        </table:table-row>
        <table:table-row table:style-name="ro1">
          <table:table-cell table:style-name="ce14" office:value-type="string" calcext:value-type="string">
            <text:p>2.2.R</text:p>
          </table:table-cell>
          <table:table-cell table:style-name="ce14" office:value-type="string" calcext:value-type="string">
            <text:p>To ensure internal open source responsibilities have been effectively assigned.</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3" calcext:value-type="float">
            <text:p>3</text:p>
          </table:table-cell>
          <table:table-cell table:style-name="ce21" office:value-type="string" calcext:value-type="string">
            <text:p>Review and Approve open source Content</text:p>
          </table:table-cell>
          <table:table-cell table:style-name="ce28" office:value-type="string" calcext:value-type="string">
            <text:p>H</text:p>
          </table:table-cell>
          <table:table-cell table:style-name="ce33" office:value-type="string" calcext:value-type="string">
            <text:p>Code Selection and Approval</text:p>
          </table:table-cell>
          <table:table-cell table:number-columns-repeated="1020"/>
        </table:table-row>
        <table:table-row table:style-name="ro1">
          <table:table-cell table:style-name="ce14" office:value-type="float" office:value="3.1" calcext:value-type="float">
            <text:p>3.1</text:p>
          </table:table-cell>
          <table:table-cell table:style-name="ce21" office:value-type="string" calcext:value-type="string">
            <text:p>A process exists for creating and managing a open source component bill of materials which includes each component (and its Identified Licenses) from which the Supplied Software is comprised. </text:p>
          </table:table-cell>
          <table:table-cell table:style-name="ce28" office:value-type="string" calcext:value-type="string">
            <text:p>RQ</text:p>
          </table:table-cell>
          <table:table-cell table:style-name="ce34" office:value-type="string" calcext:value-type="string">
            <text:p>We have a process for ensuring that only code meeting our quality, licensing, provenance and functional requirements is incorporated into our code base. All code must be approved before incorporation, and all code use (and the decisions that led to its inclusion) must be properly documented.</text:p>
          </table:table-cell>
          <table:table-cell table:number-columns-repeated="1020"/>
        </table:table-row>
        <table:table-row table:style-name="ro1">
          <table:table-cell table:style-name="ce14" office:value-type="string" calcext:value-type="string">
            <text:p>3.1.1</text:p>
          </table:table-cell>
          <table:table-cell table:style-name="ce14" office:value-type="string" calcext:value-type="string">
            <text:p>A documented procedure exists for identifying, tracking and archiving information about the collection of open source components from which a Supplied Software release is comprised.</text:p>
          </table:table-cell>
          <table:table-cell table:style-name="ce28" office:value-type="string" calcext:value-type="string">
            <text:p>VA</text:p>
          </table:table-cell>
          <table:table-cell table:style-name="ce36" office:value-type="string" calcext:value-type="string">
            <text:p>All decisions carried out under this policy shall be recorded in [open source compliance log], with details of the background, decision made, date, source of request, and name of the decision maker.</text:p>
            <text:p/>
            <text:p>The log shall be reviewed annually, and any entries relating to code which is no longer currently used or distributed shall be flagged. All such entries shall be archived after [three years] of being flagged, and shall be anonymised after [six years]. </text:p>
          </table:table-cell>
          <table:table-cell table:number-columns-repeated="1020"/>
        </table:table-row>
        <table:table-row table:style-name="ro1">
          <table:table-cell table:style-name="ce14" office:value-type="string" calcext:value-type="string">
            <text:p>3.1.2</text:p>
          </table:table-cell>
          <table:table-cell table:style-name="ce14" office:value-type="string" calcext:value-type="string">
            <text:p>open source component records exist for each Supplied Software release which demonstrates the documented procedure was properly followed.</text:p>
          </table:table-cell>
          <table:table-cell table:style-name="ce28" office:value-type="string" calcext:value-type="string">
            <text:p>VA</text:p>
          </table:table-cell>
          <table:table-cell table:style-name="ce34" office:value-type="string" calcext:value-type="string">
            <text:p>The [open source Complian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 </text:p>
          </table:table-cell>
          <table:table-cell table:number-columns-repeated="1020"/>
        </table:table-row>
        <table:table-row table:style-name="ro1">
          <table:table-cell table:style-name="ce14" office:value-type="string" calcext:value-type="string">
            <text:p>3.1.R</text:p>
          </table:table-cell>
          <table:table-cell table:style-name="ce21" office:value-type="string" calcext:value-type="string">
            <text:p>To ensure a process exists for creating and managing a open source component bill of materials used to construct the Supplied Software. A bill of materials is needed to support the systematic reviewof each component’s license terms to understand the obligations and restrictions as it applies to</text:p>
            <text:p>the distribution of the Supplied Software. </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3.2" calcext:value-type="float">
            <text:p>3.2</text:p>
          </table:table-cell>
          <table:table-cell table:style-name="ce21" office:value-type="string" calcext:value-type="string">
            <text:p>The open source management program must be capable of handling common open source and Proprietary Software license use cases encountered by Software Staff for Supplied Software, which may include the following use cases (note that the list is neither exhaustive, nor may all of the use cases apply):  </text:p>
            <text:p>•        distributed in binary form; </text:p>
            <text:p>•        distributed in source form; </text:p>
            <text:p>•        integrated with other open source such that it may trigger copyleft obligations;</text:p>
            <text:p>•        contains modified open source; </text:p>
            <text:p>•        contains open source or other software under an incompatible license interacting with other components within the Supplied Software; and/or </text:p>
            <text:p>•        contains open source with attribution requirements.</text:p>
          </table:table-cell>
          <table:table-cell table:style-name="ce28" office:value-type="string" calcext:value-type="string">
            <text:p>RQ</text:p>
          </table:table-cell>
          <table:table-cell table:style-name="ce34"/>
          <table:table-cell table:number-columns-repeated="1020"/>
        </table:table-row>
        <table:table-row table:style-name="ro1">
          <table:table-cell table:style-name="ce14" office:value-type="string" calcext:value-type="string">
            <text:p>3.2.1</text:p>
          </table:table-cell>
          <table:table-cell table:style-name="ce21" office:value-type="string" calcext:value-type="string">
            <text:p>A documented procedure for handling the common open source license use cases for the open source components of the Supplied Software.</text:p>
            <text:p/>
          </table:table-cell>
          <table:table-cell table:style-name="ce28" office:value-type="string" calcext:value-type="string">
            <text:p>VA</text:p>
          </table:table-cell>
          <table:table-cell table:style-name="ce34" office:value-type="string" calcext:value-type="string">
            <text:p>The [SHEET: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 </text:p>
            <text:p/>
            <text:p>The inclusion of any code into any release of Supplied Software shall follow the [SHEET: Source Acceptability Criteria].</text:p>
          </table:table-cell>
          <table:table-cell table:number-columns-repeated="1020"/>
        </table:table-row>
        <table:table-row table:style-name="ro1">
          <table:table-cell table:style-name="ce14" office:value-type="string" calcext:value-type="string">
            <text:p>3.2.R</text:p>
          </table:table-cell>
          <table:table-cell table:style-name="ce14" office:value-type="string" calcext:value-type="string">
            <text:p>To ensure the program is sufficiently robust to handle an organization’s common open source license use cases. That a procedure exists to support this activity and that the procedure is followed.</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4" calcext:value-type="float">
            <text:p>4</text:p>
          </table:table-cell>
          <table:table-cell table:style-name="ce22" office:value-type="string" calcext:value-type="string">
            <text:p>Deliver open source Content Documentation and Artifacts</text:p>
          </table:table-cell>
          <table:table-cell table:style-name="ce28" office:value-type="string" calcext:value-type="string">
            <text:p>H</text:p>
          </table:table-cell>
          <table:table-cell table:style-name="ce33" office:value-type="string" calcext:value-type="string">
            <text:p>Compliance Materials to accompany each release</text:p>
          </table:table-cell>
          <table:table-cell table:number-columns-repeated="1020"/>
        </table:table-row>
        <table:table-row table:style-name="ro1">
          <table:table-cell table:style-name="ce14" office:value-type="float" office:value="4.1" calcext:value-type="float">
            <text:p>4.1</text:p>
          </table:table-cell>
          <table:table-cell table:style-name="ce14" office:value-type="string" calcext:value-type="string">
            <text:p>A process exists for creating the set of Compliance Artifacts for each Supplied Software release.</text:p>
          </table:table-cell>
          <table:table-cell table:style-name="ce28" office:value-type="string" calcext:value-type="string">
            <text:p>RQ</text:p>
          </table:table-cell>
          <table:table-cell table:style-name="ce37" office:value-type="string" calcext:value-type="string">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con-compliance with this policy with potentially serious consequences. For convenience, all these various materials are called "Compliance Artefacts"</text:p>
          </table:table-cell>
          <table:table-cell table:number-columns-repeated="1020"/>
        </table:table-row>
        <table:table-row table:style-name="ro1">
          <table:table-cell table:style-name="ce14" office:value-type="string" calcext:value-type="string">
            <text:p>4.1.1</text:p>
          </table:table-cell>
          <table:table-cell table:style-name="ce14" office:value-type="string" calcext:value-type="string">
            <text:p>A documented procedure that ensures the Compliance Artifacts are prepared and distributed with Supplied Software release as required by the Identified Licenses.</text:p>
          </table:table-cell>
          <table:table-cell table:style-name="ce28" office:value-type="string" calcext:value-type="string">
            <text:p>VA</text:p>
          </table:table-cell>
          <table:table-cell table:style-name="ce34" office:value-type="string" calcext:value-type="string">
            <text:p>Each release of Supplied Software shall be accompanied by the appropriate Compliance Artifacts as documented in the [open source Compliance Log]. Where appropriate, and required by the mode of distribution of the release, this shall also be published online at [insert link]</text:p>
          </table:table-cell>
          <table:table-cell table:number-columns-repeated="1020"/>
        </table:table-row>
        <table:table-row table:style-name="ro1">
          <table:table-cell table:style-name="ce14" office:value-type="string" calcext:value-type="string">
            <text:p>4.1.2</text:p>
          </table:table-cell>
          <table:table-cell table:style-name="ce14" office:value-type="string" calcext:value-type="string">
            <text:p>Copies of the Compliance Artifacts of the Supplied Software release are archived and easily retrievable, and the archive is planned to exist for at least as long as the Supplied Software is offered or as required by the Identified Licenses (whichever is longer).</text:p>
          </table:table-cell>
          <table:table-cell table:style-name="ce28" office:value-type="string" calcext:value-type="string">
            <text:p>VA</text:p>
          </table:table-cell>
          <table:table-cell table:style-name="ce34" office:value-type="string" calcext:value-type="string">
            <text:p>The Compliance Artifacts for all previous releases of Supplied Software shall be retained [in the open source Compliance Log] and archived as set out above [insert reference]</text:p>
          </table:table-cell>
          <table:table-cell table:number-columns-repeated="1020"/>
        </table:table-row>
        <table:table-row table:style-name="ro1">
          <table:table-cell table:style-name="ce14" office:value-type="string" calcext:value-type="string">
            <text:p>4.1.R</text:p>
          </table:table-cell>
          <table:table-cell table:style-name="ce21" office:value-type="string" calcext:value-type="string">
            <text:p>To ensure the complete collection of Compliance Artifacts accompany the Supplied Software as required by the Identified Licenses along with other reports created as part of the open source review process.</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5" calcext:value-type="float">
            <text:p>5</text:p>
          </table:table-cell>
          <table:table-cell table:style-name="ce22" office:value-type="string" calcext:value-type="string">
            <text:p>Understand open source Community Engagement</text:p>
          </table:table-cell>
          <table:table-cell table:style-name="ce28" office:value-type="string" calcext:value-type="string">
            <text:p>H</text:p>
          </table:table-cell>
          <table:table-cell table:style-name="ce33" office:value-type="string" calcext:value-type="string">
            <text:p>Community Engagement</text:p>
          </table:table-cell>
          <table:table-cell table:number-columns-repeated="1020"/>
        </table:table-row>
        <table:table-row table:style-name="ro1">
          <table:table-cell table:style-name="ce14" office:value-type="float" office:value="5.1" calcext:value-type="float">
            <text:p>5.1</text:p>
          </table:table-cell>
          <table:table-cell table:style-name="ce21" office:value-type="string" calcext:value-type="string">
            <text:p>A written policy exists that governs contributions to open source projects by the organization. The policy must be internally communicated.</text:p>
            <text:p/>
          </table:table-cell>
          <table:table-cell table:style-name="ce28" office:value-type="string" calcext:value-type="string">
            <text:p>RQ</text:p>
          </table:table-cell>
          <table:table-cell table:style-name="ce34" office:value-type="string" calcext:value-type="string">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 </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number-columns-repeated="1020"/>
        </table:table-row>
        <table:table-row table:style-name="ro1">
          <table:table-cell table:style-name="ce14" office:value-type="string" calcext:value-type="string">
            <text:p>5.1.1</text:p>
          </table:table-cell>
          <table:table-cell table:style-name="ce14" office:value-type="string" calcext:value-type="string">
            <text:p>A documented open source contribution policy</text:p>
          </table:table-cell>
          <table:table-cell table:style-name="ce28" office:value-type="string" calcext:value-type="string">
            <text:p>VA</text:p>
          </table:table-cell>
          <table:table-cell table:style-name="ce38" office:value-type="string" calcext:value-type="string">
            <text:p>We encourage our team to get involved in open source (and similar) projects outside COMPANY. If you want to join a project, please see the open source Liaison Lead for more information. Aside from projects that COMPANY has involvement, feel free to contribute to other projects in your own time. Note, however, your obligations to COMPANY relating to trade secrets and our IP. For this reason, please clear any participation with open source LIAISION before starting to contribute to projects which may have some connection with your work for COMPANY   </text:p>
            <text:p/>
            <text:p/>
            <text:p>OR </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P. </text:p>
          </table:table-cell>
          <table:table-cell table:number-columns-repeated="1020"/>
        </table:table-row>
        <table:table-row table:style-name="ro1">
          <table:table-cell table:style-name="ce14" office:value-type="string" calcext:value-type="string">
            <text:p>5.1.2</text:p>
          </table:table-cell>
          <table:table-cell table:style-name="ce14" office:value-type="string" calcext:value-type="string">
            <text:p>A documented procedure exists that makes all Software Staff aware of the existence of the open source contribution policy (e.g., via training, internal wiki, or other practical communication method).</text:p>
          </table:table-cell>
          <table:table-cell table:style-name="ce28" office:value-type="string" calcext:value-type="string">
            <text:p>VA</text:p>
          </table:table-cell>
          <table:table-cell table:style-name="ce34" office:value-type="string" calcext:value-type="string">
            <text:p>More information about contributing to open source projects can be found [HERE] and the policy and training related to it is covered in the training referred to in [REF:TRAINING] above. </text:p>
          </table:table-cell>
          <table:table-cell table:number-columns-repeated="1020"/>
        </table:table-row>
        <table:table-row table:style-name="ro1">
          <table:table-cell table:style-name="ce14" office:value-type="string" calcext:value-type="string">
            <text:p>5.1.R</text:p>
          </table:table-cell>
          <table:table-cell table:style-name="ce21" office:value-type="string" calcext:value-type="string">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 </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5.2" calcext:value-type="float">
            <text:p>5.2</text:p>
          </table:table-cell>
          <table:table-cell table:style-name="ce14" office:value-type="string" calcext:value-type="string">
            <text:p>If an organization permits contributions to open source projects then a process exists that implements the open source contribution policy outlined in Section 5.1.</text:p>
          </table:table-cell>
          <table:table-cell table:style-name="ce28" office:value-type="string" calcext:value-type="string">
            <text:p>RQ</text:p>
          </table:table-cell>
          <table:table-cell table:style-name="ce34"/>
          <table:table-cell table:number-columns-repeated="1020"/>
        </table:table-row>
        <table:table-row table:style-name="ro1">
          <table:table-cell table:style-name="ce14" office:value-type="string" calcext:value-type="string">
            <text:p>5.2.1</text:p>
          </table:table-cell>
          <table:table-cell table:style-name="ce14" office:value-type="string" calcext:value-type="string">
            <text:p>Provided the open source contribution policy permits contributions, a documented procedure exists that governs open source contributions.</text:p>
          </table:table-cell>
          <table:table-cell table:style-name="ce28" office:value-type="string" calcext:value-type="string">
            <text:p>VA</text:p>
          </table:table-cell>
          <table:table-cell table:style-name="ce34" office:value-type="string" calcext:value-type="string">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IAISON, and make sure that all requirements relating to documentation are fulfilled. You may use your COMPANY email address to register and identify yourself as the source of contributions once this clearance has been obtained. </text:p>
          </table:table-cell>
          <table:table-cell table:number-columns-repeated="1020"/>
        </table:table-row>
        <table:table-row table:style-name="ro1">
          <table:table-cell table:style-name="ce14" office:value-type="string" calcext:value-type="string">
            <text:p>5.2.R</text:p>
          </table:table-cell>
          <table:table-cell table:style-name="ce21" office:value-type="string" calcext:value-type="string">
            <text:p>To ensure an organization has a documented process for how the organization publicly contributes open source. A policy may exist such that contributions are not permitted at all. In that situation it is understood that no procedure may exist and this requirement would nevertheless be met. </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6" calcext:value-type="float">
            <text:p>6</text:p>
          </table:table-cell>
          <table:table-cell table:style-name="ce22" office:value-type="string" calcext:value-type="string">
            <text:p>Certify Adherence to OpenChain Requirements</text:p>
          </table:table-cell>
          <table:table-cell table:style-name="ce28" office:value-type="string" calcext:value-type="string">
            <text:p>H</text:p>
          </table:table-cell>
          <table:table-cell table:style-name="ce33" office:value-type="string" calcext:value-type="string">
            <text:p>OpenChain</text:p>
          </table:table-cell>
          <table:table-cell table:number-columns-repeated="1020"/>
        </table:table-row>
        <table:table-row table:style-name="ro1">
          <table:table-cell table:style-name="ce14" office:value-type="float" office:value="6.1" calcext:value-type="float">
            <text:p>6.1</text:p>
          </table:table-cell>
          <table:table-cell table:style-name="ce14" office:value-type="string" calcext:value-type="string">
            <text:p>In order for an organization to be OpenChain certified, it must affirm that it has a open source management program that meets the criteria described in this OpenChain Specification version 1.2.</text:p>
          </table:table-cell>
          <table:table-cell table:style-name="ce28" office:value-type="string" calcext:value-type="string">
            <text:p>RQ</text:p>
          </table:table-cell>
          <table:table-cell table:style-name="ce34" office:value-type="string" calcext:value-type="string">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1.2. For more information about the OpenChain project, please see OpenChainProject.org</text:p>
          </table:table-cell>
          <table:table-cell table:number-columns-repeated="1020"/>
        </table:table-row>
        <table:table-row table:style-name="ro1">
          <table:table-cell table:style-name="ce14" office:value-type="string" calcext:value-type="string">
            <text:p>6.1.1</text:p>
          </table:table-cell>
          <table:table-cell table:style-name="ce21" office:value-type="string" calcext:value-type="string">
            <text:p>An affirmation of the existence of a open source management program that meets all the requirements of this OpenChain Specification version 1.2.</text:p>
            <text:p/>
          </table:table-cell>
          <table:table-cell table:style-name="ce28" office:value-type="string" calcext:value-type="string">
            <text:p>VA</text:p>
          </table:table-cell>
          <table:table-cell table:style-name="ce38" office:value-type="string" calcext:value-type="string">
            <text:p>COMPANY affirms that of [insert date] and in respect of [describe Supplied Software] it is in compliance with the OpenChain Specification version 1.2. [Our public declaration can be found here [insert link]].</text:p>
          </table:table-cell>
          <table:table-cell table:number-columns-repeated="1020"/>
        </table:table-row>
        <table:table-row table:style-name="ro1">
          <table:table-cell table:style-name="ce14" office:value-type="string" calcext:value-type="string">
            <text:p>6.1.R</text:p>
          </table:table-cell>
          <table:table-cell table:style-name="ce14" office:value-type="string" calcext:value-type="string">
            <text:p><text:span text:style-name="T1">To ensure that if an organization declares that it has a program that is OpenChain Conforming, that such program has met </text:span><text:span text:style-name="T2">all</text:span><text:span text:style-name="T3"> the requirements of this specification. The mere meeting of a subset of these requirements would not be considered sufficient.</text:span></text:p>
          </table:table-cell>
          <table:table-cell table:style-name="ce28" office:value-type="string" calcext:value-type="string">
            <text:p>RT</text:p>
          </table:table-cell>
          <table:table-cell table:style-name="ce34"/>
          <table:table-cell table:number-columns-repeated="1020"/>
        </table:table-row>
        <table:table-row table:style-name="ro1">
          <table:table-cell table:style-name="ce14" office:value-type="float" office:value="6.2" calcext:value-type="float">
            <text:p>6.2</text:p>
          </table:table-cell>
          <table:table-cell table:style-name="ce14" office:value-type="string" calcext:value-type="string">
            <text:p>Conformance with this version of the specification will last 18 months from the date conformance validation was achieved. Conformance validation requirements can be found on the OpenChain project’s website.</text:p>
          </table:table-cell>
          <table:table-cell table:style-name="ce28" office:value-type="string" calcext:value-type="string">
            <text:p>RQ</text:p>
          </table:table-cell>
          <table:table-cell table:style-name="ce34"/>
          <table:table-cell table:number-columns-repeated="1020"/>
        </table:table-row>
        <table:table-row table:style-name="ro1">
          <table:table-cell table:style-name="ce14" office:value-type="string" calcext:value-type="string">
            <text:p>6.2.1</text:p>
          </table:table-cell>
          <table:table-cell table:style-name="ce21" office:value-type="string" calcext:value-type="string">
            <text:p>The organization affirms the existence of a open source management program that meets all the requirements of this OpenChain Specification version 1.2 within the past 18 months of achieving conformance validation.</text:p>
          </table:table-cell>
          <table:table-cell table:style-name="ce28" office:value-type="string" calcext:value-type="string">
            <text:p>VA</text:p>
          </table:table-cell>
          <table:table-cell table:style-name="ce34" office:value-type="string" calcext:value-type="string">
            <text:p>COMPANY's affirmation of conformance will be reviewed and renewed if appropriate at intervals of at least than [12|18 months].</text:p>
            <text:p/>
            <text:p>The effectiveness and performance of this policy will be reviewed at [the same time as affirmation], and changes will be made and communicated in line with this Policy where appropriate. </text:p>
          </table:table-cell>
          <table:table-cell table:number-columns-repeated="1020"/>
        </table:table-row>
        <table:table-row table:style-name="ro1">
          <table:table-cell table:style-name="ce14" office:value-type="string" calcext:value-type="string">
            <text:p>6.2.R</text:p>
          </table:table-cell>
          <table:table-cell table:style-name="ce21" office:value-type="string" calcext:value-type="string">
            <text:p>It is important for the organization to remain current with the specification if that organization wants to assert program conformance over time. This requirement ensures that the program’s supporting processes and controls do not erode if the conforming organization continues to assert conformance over time.</text:p>
          </table:table-cell>
          <table:table-cell table:style-name="ce28" office:value-type="string" calcext:value-type="string">
            <text:p>RT</text:p>
          </table:table-cell>
          <table:table-cell table:style-name="ce34"/>
          <table:table-cell table:number-columns-repeated="1020"/>
        </table:table-row>
        <table:table-row table:style-name="ro1" table:number-rows-repeated="958">
          <table:table-cell table:style-name="ce15"/>
          <table:table-cell table:style-name="ce23" table:number-columns-repeated="2"/>
          <table:table-cell table:style-name="ce9"/>
          <table:table-cell table:number-columns-repeated="1020"/>
        </table:table-row>
        <table:table-row table:style-name="ro2" table:number-rows-repeated="1047549">
          <table:table-cell table:number-columns-repeated="1024"/>
        </table:table-row>
        <table:table-row table:style-name="ro2">
          <table:table-cell table:number-columns-repeated="1024"/>
        </table:table-row>
        <table:named-expressions>
          <table:named-range table:name="_xlnm._FilterDatabase" table:base-cell-address="$'Start Here'.$A$1" table:cell-range-address="$'The OpenChain Open Source Policy Template'.$A$1:.$D$68"/>
        </table:named-expressions>
      </table:table>
      <table:table table:name="Example Appendix 1 - Unofficial License Grid used by UK Entity)" table:style-name="ta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3" table:default-cell-style-name="Default"/>
        <table:table-row table:style-name="ro2">
          <table:table-cell table:number-columns-repeated="3"/>
          <table:table-cell table:style-name="ce51"/>
          <table:table-cell table:number-columns-repeated="1020"/>
        </table:table-row>
        <table:table-row table:style-name="ro1">
          <table:table-cell/>
          <table:table-cell table:style-name="ce40" office:value-type="string" calcext:value-type="string">
            <office:annotation draw:style-name="gr2" draw:text-style-name="P2" svg:width="440.48pt" svg:height="28.09pt" svg:x="364.45pt" svg:y="38.47pt" draw:caption-point-x="-11.54pt" draw:caption-point-y="-22.45pt">
              <dc:date>2019-01-17T00:00:00</dc:date>
              <text:p text:style-name="P1">This list was mainly generated by Orcro Limited, but also uses information from spdx.org, open source.org, choosealicense.com and dejacode.com.</text:p>
            </office:annotation>
            <text:p>Name</text:p>
          </table:table-cell>
          <table:table-cell table:style-name="ce40" office:value-type="string" calcext:value-type="string">
            <office:annotation draw:style-name="gr3" draw:text-style-name="P2" svg:width="435.74pt" svg:height="42.75pt" svg:x="466.04pt" svg:y="39pt" draw:caption-point-x="-11.54pt" draw:caption-point-y="-22.99pt">
              <dc:date>2019-01-17T00:00:00</dc:date>
              <text:p text:style-name="P1">SPDX is an open standard for providing consistent identifiers for licences and other information relating to software code. See SPDX.org. </text:p>
              <text:p text:style-name="P1"/>
            </office:annotation>
            <text:p>SPDX Identifier</text:p>
          </table:table-cell>
          <table:table-cell table:style-name="ce52" office:value-type="string" calcext:value-type="string">
            <office:annotation draw:style-name="gr4" draw:text-style-name="P2" svg:width="388.15pt" svg:height="58.48pt" svg:x="627.93pt" svg:y="39pt" draw:caption-point-x="-11.54pt" draw:caption-point-y="-22.99pt">
              <dc:date>2019-01-17T00:00:00</dc:date>
              <text:p text:style-name="P1">Permissive = minimal downstream obligations; </text:p>
              <text:p text:style-name="P1">Copyleft = requirement to distribute under the same or a similar licence</text:p>
              <text:p text:style-name="P1">SaaS = access across a network may be equivalent to distribution</text:p>
            </office:annotation>
            <text:p>Type</text:p>
          </table:table-cell>
          <table:table-cell table:style-name="ce40" office:value-type="string" calcext:value-type="string">
            <office:annotation draw:style-name="gr5" draw:text-style-name="P2" svg:width="432.6pt" svg:height="74.24pt" svg:x="708.09pt" svg:y="39pt" draw:caption-point-x="-11.54pt" draw:caption-point-y="-22.99pt">
              <dc:date>2019-01-17T00:00:00</dc:date>
              <text:p text:style-name="P1">No = permissive licence</text:p>
              <text:p text:style-name="P1">Weak = file scoped copyleft</text:p>
              <text:p text:style-name="P1">Strong = project scoped copyleft</text:p>
              <text:p text:style-name="P1"/>
            </office:annotation>
            <text:p>Copyleft</text:p>
          </table:table-cell>
          <table:table-cell table:style-name="ce40" office:value-type="string" calcext:value-type="string">
            <office:annotation draw:style-name="gr2" draw:text-style-name="P2" svg:width="485.01pt" svg:height="28.09pt" svg:x="804.93pt" svg:y="38.47pt" draw:caption-point-x="-11.54pt" draw:caption-point-y="-22.45pt">
              <dc:date>2019-01-17T00:00:00</dc:date>
              <text:p text:style-name="P1">If the functionality of the software is accessed over a network, even if no code is distirbuted, the copyleft effect may still apply</text:p>
            </office:annotation>
            <text:p>SaaS Deemed Distribution</text:p>
          </table:table-cell>
          <table:table-cell table:style-name="ce40" office:value-type="string" calcext:value-type="string">
            <office:annotation draw:style-name="gr4" draw:text-style-name="P2" svg:width="479.45pt" svg:height="58.48pt" svg:x="901.79pt" svg:y="39pt" draw:caption-point-x="-11.54pt" draw:caption-point-y="-22.99pt">
              <dc:date>2019-01-17T00:00:00</dc:date>
              <text:p text:style-name="P1">No = no explicit patent clause</text:p>
              <text:p text:style-name="P1">Yes = explicit patent clause, which may cover licence and/or a retaliation clause</text:p>
              <text:p text:style-name="P1">Excludes = the licence explicitly does not license any patents (i.e. an implied patent licence is excluded)</text:p>
            </office:annotation>
            <text:p>Explicit Patent</text:p>
          </table:table-cell>
          <table:table-cell table:style-name="ce40" office:value-type="string" calcext:value-type="string">
            <office:annotation draw:style-name="gr2" draw:text-style-name="P2" svg:width="445.32pt" svg:height="39.29pt" svg:x="1016.08pt" svg:y="32.85pt" draw:caption-point-x="-11.54pt" draw:caption-point-y="-16.84pt">
              <dc:date>2019-01-17T00:00:00</dc:date>
              <text:p text:style-name="P1">A GPL-specific clause which requires the licensee to ensure that any special arrangements it has with any licensors are also made available to all licensees on the same terms failing which the licensee may not redistribute the software at all. </text:p>
            </office:annotation>
            <text:p>Freedom or Death</text:p>
          </table:table-cell>
          <table:table-cell table:style-name="ce40" office:value-type="string" calcext:value-type="string">
            <text:p>Notice Requirements</text:p>
          </table:table-cell>
          <table:table-cell table:style-name="ce40" office:value-type="string" calcext:value-type="string">
            <text:p>Modification Requirements</text:p>
          </table:table-cell>
          <table:table-cell table:style-name="ce65" office:value-type="string" calcext:value-type="string">
            <office:annotation draw:style-name="gr2" draw:text-style-name="P2" svg:width="320.6pt" svg:height="26.99pt" svg:x="1381.24pt" svg:y="39pt" draw:caption-point-x="-11.54pt" draw:caption-point-y="-22.99pt">
              <dc:date>2019-01-17T00:00:00</dc:date>
              <text:p text:style-name="P1">Does the licence prohibit commercial use? </text:p>
            </office:annotation>
            <text:p>Commercial Use</text:p>
          </table:table-cell>
          <table:table-cell table:style-name="ce65" office:value-type="string" calcext:value-type="string">
            <text:p>Provide Copy of licence </text:p>
          </table:table-cell>
          <table:table-cell table:style-name="ce40" office:value-type="string" calcext:value-type="string">
            <text:p>Same licence</text:p>
          </table:table-cell>
          <table:table-cell table:style-name="ce40" office:value-type="string" calcext:value-type="string">
            <text:p>State Changes </text:p>
          </table:table-cell>
          <table:table-cell table:style-name="ce65" office:value-type="string" calcext:value-type="string">
            <text:p>Provide Disclaimer </text:p>
          </table:table-cell>
          <table:table-cell table:number-columns-repeated="1009"/>
        </table:table-row>
        <table:table-row table:style-name="ro1">
          <table:table-cell/>
          <table:table-cell table:style-name="ce41" table:formula="of:=HYPERLINK(&quot;https://opensource.org/licenses/BSD-2-Clause&quot;;&quot;2-clause BSD License&quot;)" office:value-type="string" office:string-value="2-clause BSD License" calcext:value-type="string">
            <text:p>2-clause BSD License</text:p>
          </table:table-cell>
          <table:table-cell table:style-name="ce46" office:value-type="string" calcext:value-type="string">
            <text:p>BSD-2-Clause</text:p>
          </table:table-cell>
          <table:table-cell table:style-name="ce53" table:formula="of:=IF([.F3]=&quot;yes&quot;;&quot;SaaS&quot;;IF([.E3]=&quot;no&quot;;&quot;permissive&quot;;IF([.E3]=&quot;yes&quot;;&quot;copyleft&quot;;[.E3])))"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2" table:number-columns-repeated="2"/>
          <table:table-cell table:style-name="ce66" office:value-type="string" calcext:value-type="string">
            <text:p>yes</text:p>
          </table:table-cell>
          <table:table-cell table:style-name="ce62" table:number-columns-repeated="4"/>
          <table:table-cell table:number-columns-repeated="1009"/>
        </table:table-row>
        <table:table-row table:style-name="ro1">
          <table:table-cell/>
          <table:table-cell table:style-name="ce41" table:formula="of:=HYPERLINK(&quot;https://opensource.org/licenses/BSD-3-Clause&quot;;&quot;3-clause BSD License&quot;)" office:value-type="string" office:string-value="3-clause BSD License" calcext:value-type="string">
            <text:p>3-clause BSD License</text:p>
          </table:table-cell>
          <table:table-cell table:style-name="ce46" office:value-type="string" calcext:value-type="string">
            <text:p>BSD-3-Clause</text:p>
          </table:table-cell>
          <table:table-cell table:style-name="ce53" table:formula="of:=IF([.F4]=&quot;yes&quot;;&quot;SaaS&quot;;IF([.E4]=&quot;no&quot;;&quot;permissive&quot;;IF([.E4]=&quot;yes&quot;;&quot;copyleft&quot;;[.E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AFL-3.0&quot;;&quot;Academic Free License 3.0&quot;)" office:value-type="string" office:string-value="Academic Free License 3.0" calcext:value-type="string">
            <text:p>Academic Free License 3.0</text:p>
          </table:table-cell>
          <table:table-cell table:style-name="ce46" office:value-type="string" calcext:value-type="string">
            <text:p>AFL-3.0</text:p>
          </table:table-cell>
          <table:table-cell table:style-name="ce53" table:formula="of:=IF([.F5]=&quot;yes&quot;;&quot;SaaS&quot;;IF([.E5]=&quot;no&quot;;&quot;permissive&quot;;IF([.E5]=&quot;yes&quot;;&quot;copyleft&quot;;[.E5])))" office:value-type="string" office:string-value="SaaS" calcext:value-type="string">
            <text:p>SaaS</text:p>
          </table:table-cell>
          <table:table-cell table:style-name="ce57" office:value-type="string" calcext:value-type="string">
            <text:p>no</text:p>
          </table:table-cell>
          <table:table-cell table:style-name="ce60" office:value-type="string" calcext:value-type="string">
            <text:p>yes</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Apache-2.0&quot;;&quot;Apache License 2.0&quot;)" office:value-type="string" office:string-value="Apache License 2.0" calcext:value-type="string">
            <text:p>Apache License 2.0</text:p>
          </table:table-cell>
          <table:table-cell table:style-name="ce46" office:value-type="string" calcext:value-type="string">
            <text:p>Apache-2.0</text:p>
          </table:table-cell>
          <table:table-cell table:style-name="ce53" table:formula="of:=IF([.F6]=&quot;yes&quot;;&quot;SaaS&quot;;IF([.E6]=&quot;no&quot;;&quot;permissive&quot;;[.E6]))"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4"/>
          <table:table-cell table:style-name="ce68" office:value-type="string" calcext:value-type="string" table:number-columns-spanned="1" table:number-rows-spanned="3">
            <text:p>Software Type</text:p>
          </table:table-cell>
          <table:table-cell table:style-name="ce69" office:value-type="string" calcext:value-type="string" table:number-columns-spanned="4" table:number-rows-spanned="1">
            <text:p>Licence Type</text:p>
          </table:table-cell>
          <table:covered-table-cell table:number-columns-repeated="2" table:style-name="ce72"/>
          <table:covered-table-cell table:style-name="ce73"/>
          <table:table-cell table:number-columns-repeated="1000"/>
        </table:table-row>
        <table:table-row table:style-name="ro1">
          <table:table-cell/>
          <table:table-cell table:style-name="ce41" table:formula="of:=HYPERLINK(&quot;https://opensource.org/licenses/APSL-2.0&quot;;&quot;Apple Public Source License&quot;)" office:value-type="string" office:string-value="Apple Public Source License" calcext:value-type="string">
            <text:p>Apple Public Source License</text:p>
          </table:table-cell>
          <table:table-cell table:style-name="ce47" office:value-type="string" calcext:value-type="string">
            <text:p>APSL-2.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4"/>
          <table:covered-table-cell table:style-name="ce63"/>
          <table:table-cell table:style-name="ce70" office:value-type="string" calcext:value-type="string">
            <text:p>Permissive</text:p>
          </table:table-cell>
          <table:table-cell table:style-name="ce70" office:value-type="string" calcext:value-type="string">
            <text:p>Copyleft </text:p>
          </table:table-cell>
          <table:table-cell table:style-name="ce70" office:value-type="string" calcext:value-type="string">
            <text:p>SAAS</text:p>
          </table:table-cell>
          <table:table-cell table:style-name="ce70" office:value-type="string" calcext:value-type="string">
            <text:p>Proprietary</text:p>
          </table:table-cell>
          <table:table-cell table:number-columns-repeated="1000"/>
        </table:table-row>
        <table:table-row table:style-name="ro1">
          <table:table-cell/>
          <table:table-cell table:style-name="ce41" table:formula="of:=HYPERLINK(&quot;https://opensource.org/licenses/Artistic-2.0&quot;;&quot;Artistic License 2.0&quot;)" office:value-type="string" office:string-value="Artistic License 2.0" calcext:value-type="string">
            <text:p>Artistic License 2.0</text:p>
          </table:table-cell>
          <table:table-cell table:style-name="ce48" office:value-type="string" calcext:value-type="string">
            <text:p>Artistic-2.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4"/>
          <table:covered-table-cell table:style-name="ce64"/>
          <table:table-cell table:style-name="ce71" table:number-columns-repeated="4"/>
          <table:table-cell table:number-columns-repeated="1000"/>
        </table:table-row>
        <table:table-row table:style-name="ro1">
          <table:table-cell/>
          <table:table-cell table:style-name="ce41" table:formula="of:=HYPERLINK(&quot;https://opensource.org/licenses/AAL&quot;;&quot;Attribution Assurance License&quot;)" office:value-type="string" office:string-value="Attribution Assurance License" calcext:value-type="string">
            <text:p>Attribution Assurance License</text:p>
          </table:table-cell>
          <table:table-cell table:style-name="ce48" office:value-type="string" calcext:value-type="string">
            <text:p>AAL</text:p>
          </table:table-cell>
          <table:table-cell table:style-name="ce53" table:formula="of:=IF([.F9]=&quot;yes&quot;;&quot;SaaS&quot;;IF([.E9]=&quot;no&quot;;&quot;permissive&quot;;IF([.E9]=&quot;yes&quot;;&quot;copyleft&quot;;[.E9])))"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BSL-1.0&quot;;&quot;Boost Software License&quot;)" office:value-type="string" office:string-value="Boost Software License" calcext:value-type="string">
            <text:p>Boost Software License</text:p>
          </table:table-cell>
          <table:table-cell table:style-name="ce48" office:value-type="string" calcext:value-type="string">
            <text:p>BSL-1.0</text:p>
          </table:table-cell>
          <table:table-cell table:style-name="ce53" table:formula="of:=IF([.F10]=&quot;yes&quot;;&quot;SaaS&quot;;IF([.E10]=&quot;no&quot;;&quot;permissive&quot;;IF([.E10]=&quot;yes&quot;;&quot;copyleft&quot;;[.E10])))"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BSD 2-Clause "Simplified License"</text:p>
          </table:table-cell>
          <table:table-cell table:style-name="ce46" office:value-type="string" calcext:value-type="string">
            <text:p>BSD-2-Clause</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BSD 3-Clause "Clear License"</text:p>
          </table:table-cell>
          <table:table-cell table:style-name="ce46" office:value-type="string" calcext:value-type="string">
            <text:p>BSD-3-Clause-Clear</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BSD 3-Clause "New" or "Revised" License </text:p>
          </table:table-cell>
          <table:table-cell table:style-name="ce48" office:value-type="string" calcext:value-type="string">
            <text:p>BSD 3-Clause-Attribution</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BSDplusPatent&quot;;&quot;BSD+Patent&quot;)" office:value-type="string" office:string-value="BSD+Patent" calcext:value-type="string">
            <text:p>BSD+Patent</text:p>
          </table:table-cell>
          <table:table-cell table:style-name="ce48" office:value-type="string" calcext:value-type="string">
            <text:p>BSD-2-Clause-Patent</text:p>
          </table:table-cell>
          <table:table-cell table:style-name="ce53" table:formula="of:=IF([.F14]=&quot;yes&quot;;&quot;SaaS&quot;;IF([.E14]=&quot;no&quot;;&quot;permissive&quot;;IF([.E14]=&quot;yes&quot;;&quot;copyleft&quot;;[.E1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CECILL-2.1&quot;;&quot;CeCILL License 2.1&quot;)" office:value-type="string" office:string-value="CeCILL License 2.1" calcext:value-type="string">
            <text:p>CeCILL License 2.1</text:p>
          </table:table-cell>
          <table:table-cell table:style-name="ce48" office:value-type="string" calcext:value-type="string">
            <text:p>CECILL-2.1</text:p>
          </table:table-cell>
          <table:table-cell table:style-name="ce54" office:value-type="string" calcext:value-type="string">
            <text:p>copyleft</text:p>
          </table:table-cell>
          <table:table-cell table:style-name="ce58" office:value-type="string" calcext:value-type="string">
            <text:p>strong</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yes</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Creative Commons Attribution 4.0 International </text:p>
          </table:table-cell>
          <table:table-cell table:style-name="ce48" office:value-type="string" calcext:value-type="string">
            <text:p>CC-BY</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exclud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Creative Commons Attribution Share Alike 4.0 International </text:p>
          </table:table-cell>
          <table:table-cell table:style-name="ce48" office:value-type="string" calcext:value-type="string">
            <text:p>CC BY-SA</text:p>
          </table:table-cell>
          <table:table-cell table:style-name="ce54" office:value-type="string"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exclud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spdx.org/licenses/CC-BY-NC-4.0.html&quot;;&quot;Creative Commons Non-commercial 4.0 International&quot;)" office:value-type="string" office:string-value="Creative Commons Non-commercial 4.0 International" calcext:value-type="string">
            <text:p>Creative Commons Non-commercial 4.0 International</text:p>
          </table:table-cell>
          <table:table-cell table:style-name="ce48" office:value-type="string" calcext:value-type="string">
            <text:p>CC-BY-NC-4.0</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excludes</text:p>
          </table:table-cell>
          <table:table-cell table:style-name="ce61" office:value-type="string" calcext:value-type="string">
            <text:p>no</text:p>
          </table:table-cell>
          <table:table-cell table:style-name="ce63" table:number-columns-repeated="2"/>
          <table:table-cell table:style-name="ce60" office:value-type="string" calcext:value-type="string">
            <text:p>no</text:p>
          </table:table-cell>
          <table:table-cell table:style-name="ce63" table:number-columns-repeated="4"/>
          <table:table-cell table:number-columns-repeated="1009"/>
        </table:table-row>
        <table:table-row table:style-name="ro1">
          <table:table-cell/>
          <table:table-cell table:style-name="ce41" table:formula="of:=HYPERLINK(&quot;https://creativecommons.org/publicdomain/zero/1.0/&quot;;&quot;Creative Commons Zero v 1.0 Universal &quot;)" office:value-type="string" office:string-value="Creative Commons Zero v 1.0 Universal " calcext:value-type="string">
            <text:p>Creative Commons Zero v 1.0 Universal </text:p>
          </table:table-cell>
          <table:table-cell table:style-name="ce48" office:value-type="string" calcext:value-type="string">
            <text:p>CC0</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CATOSL-1.1&quot;;&quot;Computer Associates Trusted Open Source License 1.1&quot;)" office:value-type="string" office:string-value="Computer Associates Trusted Open Source License 1.1" calcext:value-type="string">
            <text:p>Computer Associates Trusted Open Source License 1.1</text:p>
          </table:table-cell>
          <table:table-cell table:style-name="ce48" office:value-type="string" calcext:value-type="string">
            <text:p>CATOSL-1.1</text:p>
          </table:table-cell>
          <table:table-cell table:style-name="ce53" table:formula="of:=IF([.F20]=&quot;yes&quot;;&quot;SaaS&quot;;IF([.E20]=&quot;no&quot;;&quot;permissive&quot;;IF([.E20]=&quot;yes&quot;;&quot;copyleft&quot;;[.E20])))"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CDDL-1.0&quot;;&quot;Common Development and Distribution License 1.0 &quot;)" office:value-type="string" office:string-value="Common Development and Distribution License 1.0 " calcext:value-type="string">
            <text:p>Common Development and Distribution License 1.0 </text:p>
          </table:table-cell>
          <table:table-cell table:style-name="ce48" office:value-type="string" calcext:value-type="string">
            <text:p>CDDL-1.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CPAL-1.0&quot;;&quot;Common Public Attribution License 1.0 &quot;)" office:value-type="string" office:string-value="Common Public Attribution License 1.0 " calcext:value-type="string">
            <text:p>Common Public Attribution License 1.0 </text:p>
          </table:table-cell>
          <table:table-cell table:style-name="ce48" office:value-type="string" calcext:value-type="string">
            <text:p>CPAL-1.0</text:p>
          </table:table-cell>
          <table:table-cell table:style-name="ce53" table:formula="of:=IF([.F22]=&quot;yes&quot;;&quot;SaaS&quot;;IF([.E22]=&quot;no&quot;;&quot;permissive&quot;;IF([.E22]=&quot;yes&quot;;&quot;copyleft&quot;;[.E22])))" office:value-type="string" office:string-value="SaaS" calcext:value-type="string">
            <text:p>SaaS</text:p>
          </table:table-cell>
          <table:table-cell table:style-name="ce58" office:value-type="string" calcext:value-type="string">
            <text:p>weak</text:p>
          </table:table-cell>
          <table:table-cell table:style-name="ce60" office:value-type="string" calcext:value-type="string">
            <text:p>yes</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CUA-OPL-1.0&quot;;&quot;CUA Office Public License Version 1.0 &quot;)" office:value-type="string" office:string-value="CUA Office Public License Version 1.0 " calcext:value-type="string">
            <text:p>CUA Office Public License Version 1.0 </text:p>
          </table:table-cell>
          <table:table-cell table:style-name="ce48" office:value-type="string" calcext:value-type="string">
            <text:p>CUA-OPL-1.0</text:p>
          </table:table-cell>
          <table:table-cell table:style-name="ce53" table:formula="of:=IF([.F23]=&quot;yes&quot;;&quot;SaaS&quot;;IF([.E23]=&quot;no&quot;;&quot;permissive&quot;;IF([.E23]=&quot;yes&quot;;&quot;copyleft&quot;;[.E23])))"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Do what the F*ck You want to Public License</text:p>
          </table:table-cell>
          <table:table-cell table:style-name="ce48" office:value-type="string" calcext:value-type="string">
            <text:p>WTFPL</text:p>
          </table:table-cell>
          <table:table-cell table:style-name="ce53" table:formula="of:=IF([.F24]=&quot;yes&quot;;&quot;SaaS&quot;;IF([.E24]=&quot;no&quot;;&quot;permissive&quot;;IF([.E24]=&quot;yes&quot;;&quot;copyleft&quot;;[.E2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EUDatagrid&quot;;&quot;EU DataGrid Software License &quot;)" office:value-type="string" office:string-value="EU DataGrid Software License " calcext:value-type="string">
            <text:p>EU DataGrid Software License </text:p>
          </table:table-cell>
          <table:table-cell table:style-name="ce48" office:value-type="string" calcext:value-type="string">
            <text:p>EUDatagrid</text:p>
          </table:table-cell>
          <table:table-cell table:style-name="ce53" table:formula="of:=IF([.F25]=&quot;yes&quot;;&quot;SaaS&quot;;IF([.E25]=&quot;no&quot;;&quot;permissive&quot;;IF([.E25]=&quot;yes&quot;;&quot;copyleft&quot;;[.E25])))" office:value-type="string" office:string-value="SaaS" calcext:value-type="string">
            <text:p>SaaS</text:p>
          </table:table-cell>
          <table:table-cell table:style-name="ce58" office:value-type="string" calcext:value-type="string">
            <text:p>no</text:p>
          </table:table-cell>
          <table:table-cell table:style-name="ce60" office:value-type="string" calcext:value-type="string">
            <text:p>yes</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EPL-1.0&quot;;&quot;Eclipse Public License 1.0 &quot;)" office:value-type="string" office:string-value="Eclipse Public License 1.0 " calcext:value-type="string">
            <text:p>Eclipse Public License 1.0 </text:p>
          </table:table-cell>
          <table:table-cell table:style-name="ce48" office:value-type="string" calcext:value-type="string">
            <text:p>EPL-1.0</text:p>
          </table:table-cell>
          <table:table-cell table:style-name="ce54" office:value-type="string"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EPL-2.0&quot;;&quot;Eclipse Public License 2.0&quot;)" office:value-type="string" office:string-value="Eclipse Public License 2.0" calcext:value-type="string">
            <text:p>Eclipse Public License 2.0</text:p>
          </table:table-cell>
          <table:table-cell table:style-name="ce48" office:value-type="string" calcext:value-type="string">
            <text:p>EPL-2.0</text:p>
          </table:table-cell>
          <table:table-cell table:style-name="ce54" office:value-type="string"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eCos-2.0&quot;;&quot;eCos License version 2.0 (based on GNU v2)&quot;)" office:value-type="string" office:string-value="eCos License version 2.0 (based on GNU v2)" calcext:value-type="string">
            <text:p>eCos License version 2.0 (based on GNU v2)</text:p>
          </table:table-cell>
          <table:table-cell table:style-name="ce49" office:value-type="string" calcext:value-type="string">
            <text:p>eCos-2.0</text:p>
          </table:table-cell>
          <table:table-cell table:style-name="ce54" office:value-type="string" calcext:value-type="string">
            <text:p>copyleft</text:p>
          </table:table-cell>
          <table:table-cell table:style-name="ce58" office:value-type="string" calcext:value-type="string">
            <text:p>strong</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yes</text:p>
          </table:table-cell>
          <table:table-cell table:style-name="ce63" table:number-columns-repeated="2"/>
          <table:table-cell table:style-name="ce60" office:value-type="string" calcext:value-type="string">
            <text:p>no</text:p>
          </table:table-cell>
          <table:table-cell table:style-name="ce63" table:number-columns-repeated="4"/>
          <table:table-cell table:number-columns-repeated="1009"/>
        </table:table-row>
        <table:table-row table:style-name="ro1">
          <table:table-cell/>
          <table:table-cell table:style-name="ce41" table:formula="of:=HYPERLINK(&quot;https://opensource.org/licenses/ECL-2.0&quot;;&quot;Educational Community License, Version 2.0 &quot;)" office:value-type="string" office:string-value="Educational Community License, Version 2.0 " calcext:value-type="string">
            <text:p>Educational Community License, Version 2.0 </text:p>
          </table:table-cell>
          <table:table-cell table:style-name="ce48" office:value-type="string" calcext:value-type="string">
            <text:p>ECL-2.0</text:p>
          </table:table-cell>
          <table:table-cell table:style-name="ce53" table:formula="of:=IF([.F29]=&quot;yes&quot;;&quot;SaaS&quot;;IF([.E29]=&quot;no&quot;;&quot;permissive&quot;;IF([.E29]=&quot;yes&quot;;&quot;copyleft&quot;;[.E29])))"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EFL-2.0&quot;;&quot;Eiffel Forum License V2.0&quot;)" office:value-type="string" office:string-value="Eiffel Forum License V2.0" calcext:value-type="string">
            <text:p>Eiffel Forum License V2.0</text:p>
          </table:table-cell>
          <table:table-cell table:style-name="ce48" office:value-type="string" calcext:value-type="string">
            <text:p>EFL-2.0</text:p>
          </table:table-cell>
          <table:table-cell table:style-name="ce53" table:formula="of:=IF([.F30]=&quot;yes&quot;;&quot;SaaS&quot;;IF([.E30]=&quot;no&quot;;&quot;permissive&quot;;IF([.E30]=&quot;yes&quot;;&quot;copyleft&quot;;[.E30])))"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entessa.php&quot;;&quot;Entessa Public License&quot;)" office:value-type="string" office:string-value="Entessa Public License" calcext:value-type="string">
            <text:p>Entessa Public License</text:p>
          </table:table-cell>
          <table:table-cell table:style-name="ce48" office:value-type="string" calcext:value-type="string">
            <text:p>Entessa</text:p>
          </table:table-cell>
          <table:table-cell table:style-name="ce53" table:formula="of:=IF([.F31]=&quot;yes&quot;;&quot;SaaS&quot;;IF([.E31]=&quot;no&quot;;&quot;permissive&quot;;IF([.E31]=&quot;yes&quot;;&quot;copyleft&quot;;[.E31])))"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EUPL-1.1&quot;;&quot;European Union Public License, Version 1.1&quot;)" office:value-type="string" office:string-value="European Union Public License, Version 1.1" calcext:value-type="string">
            <text:p>European Union Public License, Version 1.1</text:p>
          </table:table-cell>
          <table:table-cell table:style-name="ce48" office:value-type="string" calcext:value-type="string">
            <text:p>EUPL-1.1</text:p>
          </table:table-cell>
          <table:table-cell table:style-name="ce54" office:value-type="string"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European Union Public License, Version 1.2</text:p>
          </table:table-cell>
          <table:table-cell table:style-name="ce48" office:value-type="string" calcext:value-type="string">
            <text:p>EUPL-1.2</text:p>
          </table:table-cell>
          <table:table-cell table:style-name="ce54" office:value-type="string"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Fair&quot;;&quot;Fair License &quot;)" office:value-type="string" office:string-value="Fair License " calcext:value-type="string">
            <text:p>Fair License </text:p>
          </table:table-cell>
          <table:table-cell table:style-name="ce48" office:value-type="string" calcext:value-type="string">
            <text:p>Fair</text:p>
          </table:table-cell>
          <table:table-cell table:style-name="ce53" table:formula="of:=IF([.F34]=&quot;yes&quot;;&quot;SaaS&quot;;IF([.E34]=&quot;no&quot;;&quot;permissive&quot;;IF([.E34]=&quot;yes&quot;;&quot;copyleft&quot;;[.E3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Frameworx-1.0&quot;;&quot;Frameworx License&quot;)" office:value-type="string" office:string-value="Frameworx License" calcext:value-type="string">
            <text:p>Frameworx License</text:p>
          </table:table-cell>
          <table:table-cell table:style-name="ce48" office:value-type="string" calcext:value-type="string">
            <text:p>Frameworx-1.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FPL-1.0.0&quot;;&quot;Free Public License 1.0.0&quot;)" office:value-type="string" office:string-value="Free Public License 1.0.0" calcext:value-type="string">
            <text:p>Free Public License 1.0.0</text:p>
          </table:table-cell>
          <table:table-cell table:style-name="ce48" office:value-type="string" calcext:value-type="string">
            <text:p>0BSD</text:p>
          </table:table-cell>
          <table:table-cell table:style-name="ce53" table:formula="of:=IF([.F36]=&quot;yes&quot;;&quot;SaaS&quot;;IF([.E36]=&quot;no&quot;;&quot;permissive&quot;;IF([.E36]=&quot;yes&quot;;&quot;copyleft&quot;;[.E36])))"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AGPL-3.0&quot;;&quot;GNU Affero General Public License version 3&quot;)" office:value-type="string" office:string-value="GNU Affero General Public License version 3" calcext:value-type="string">
            <text:p>GNU Affero General Public License version 3</text:p>
          </table:table-cell>
          <table:table-cell table:style-name="ce48" office:value-type="string" calcext:value-type="string">
            <text:p>AGPL-3.0</text:p>
          </table:table-cell>
          <table:table-cell table:style-name="ce53" table:formula="of:=IF([.F37]=&quot;yes&quot;;&quot;SaaS&quot;;IF([.E37]=&quot;no&quot;;&quot;permissive&quot;;IF([.E37]=&quot;yes&quot;;&quot;copyleft&quot;;[.E37])))" office:value-type="string" office:string-value="SaaS" calcext:value-type="string">
            <text:p>SaaS</text:p>
          </table:table-cell>
          <table:table-cell table:style-name="ce58" office:value-type="string" calcext:value-type="string">
            <text:p>strong</text:p>
          </table:table-cell>
          <table:table-cell table:style-name="ce60" office:value-type="string" calcext:value-type="string">
            <text:p>yes</text:p>
          </table:table-cell>
          <table:table-cell table:style-name="ce58" office:value-type="string" calcext:value-type="string">
            <text:p>yes</text:p>
          </table:table-cell>
          <table:table-cell table:style-name="ce61" office:value-type="string" calcext:value-type="string">
            <text:p>yes</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GPL-2.0&quot;;&quot;GNU General Public License version 2&quot;)" office:value-type="string" office:string-value="GNU General Public License version 2" calcext:value-type="string">
            <text:p>GNU General Public License version 2</text:p>
          </table:table-cell>
          <table:table-cell table:style-name="ce48" office:value-type="string" calcext:value-type="string">
            <text:p>GPL-2.0</text:p>
          </table:table-cell>
          <table:table-cell table:style-name="ce54" office:value-type="string" calcext:value-type="string">
            <text:p>copyleft</text:p>
          </table:table-cell>
          <table:table-cell table:style-name="ce58" office:value-type="string" calcext:value-type="string">
            <text:p>strong</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yes</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GPL-3.0&quot;;&quot;GNU General Public License version 3&quot;)" office:value-type="string" office:string-value="GNU General Public License version 3" calcext:value-type="string">
            <text:p>GNU General Public License version 3</text:p>
          </table:table-cell>
          <table:table-cell table:style-name="ce48" office:value-type="string" calcext:value-type="string">
            <text:p>GPL-3.0</text:p>
          </table:table-cell>
          <table:table-cell table:style-name="ce54" office:value-type="string" calcext:value-type="string">
            <text:p>copyleft</text:p>
          </table:table-cell>
          <table:table-cell table:style-name="ce58" office:value-type="string" calcext:value-type="string">
            <text:p>strong</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yes</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LGPL-2.1&quot;;&quot;GNU Lesser General Public License version 2.1&quot;)" office:value-type="string" office:string-value="GNU Lesser General Public License version 2.1" calcext:value-type="string">
            <text:p>GNU Lesser General Public License version 2.1</text:p>
          </table:table-cell>
          <table:table-cell table:style-name="ce48" office:value-type="string" calcext:value-type="string">
            <text:p>LGPL-2.1</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yes</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LGPL-3.0&quot;;&quot;GNU Lesser General Public License version 3&quot;)" office:value-type="string" office:string-value="GNU Lesser General Public License version 3" calcext:value-type="string">
            <text:p>GNU Lesser General Public License version 3</text:p>
          </table:table-cell>
          <table:table-cell table:style-name="ce48" office:value-type="string" calcext:value-type="string">
            <text:p>LGPL-3.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yes</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HPND&quot;;&quot;Historical Permission Notice and Disclaimer&quot;)" office:value-type="string" office:string-value="Historical Permission Notice and Disclaimer" calcext:value-type="string">
            <text:p>Historical Permission Notice and Disclaimer</text:p>
          </table:table-cell>
          <table:table-cell table:style-name="ce48" office:value-type="string" calcext:value-type="string">
            <text:p>HPND</text:p>
          </table:table-cell>
          <table:table-cell table:style-name="ce53" table:formula="of:=IF([.F42]=&quot;yes&quot;;&quot;SaaS&quot;;IF([.E42]=&quot;no&quot;;&quot;permissive&quot;;IF([.E42]=&quot;yes&quot;;&quot;copyleft&quot;;[.E42])))"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IPL-1.0&quot;;&quot;IBM Public License 1.0 &quot;)" office:value-type="string" office:string-value="IBM Public License 1.0 " calcext:value-type="string">
            <text:p>IBM Public License 1.0 </text:p>
          </table:table-cell>
          <table:table-cell table:style-name="ce48" office:value-type="string" calcext:value-type="string">
            <text:p>IPL-1.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IPA&quot;;&quot;IPA Font License &quot;)" office:value-type="string" office:string-value="IPA Font License " calcext:value-type="string">
            <text:p>IPA Font License </text:p>
          </table:table-cell>
          <table:table-cell table:style-name="ce48" office:value-type="string" calcext:value-type="string">
            <text:p>IPA</text:p>
          </table:table-cell>
          <table:table-cell table:style-name="ce53" table:formula="of:=IF([.F44]=&quot;yes&quot;;&quot;SaaS&quot;;IF([.E44]=&quot;no&quot;;&quot;permissive&quot;;IF([.E44]=&quot;yes&quot;;&quot;copyleft&quot;;[.E44])))"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ISC&quot;;&quot;ISC License&quot;)" office:value-type="string" office:string-value="ISC License" calcext:value-type="string">
            <text:p>ISC License</text:p>
          </table:table-cell>
          <table:table-cell table:style-name="ce48" office:value-type="string" calcext:value-type="string">
            <text:p>ISC</text:p>
          </table:table-cell>
          <table:table-cell table:style-name="ce53" table:formula="of:=IF([.F45]=&quot;yes&quot;;&quot;SaaS&quot;;IF([.E45]=&quot;no&quot;;&quot;permissive&quot;;IF([.E45]=&quot;yes&quot;;&quot;copyleft&quot;;[.E45])))"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LPPL-1.3c&quot;;&quot;LaTeX Project Public License 1.3c&quot;)" office:value-type="string" office:string-value="LaTeX Project Public License 1.3c" calcext:value-type="string">
            <text:p>LaTeX Project Public License 1.3c</text:p>
          </table:table-cell>
          <table:table-cell table:style-name="ce49" office:value-type="string" calcext:value-type="string">
            <text:p>LPPL-1.3c</text:p>
          </table:table-cell>
          <table:table-cell table:style-name="ce53" table:formula="of:=IF([.F46]=&quot;yes&quot;;&quot;SaaS&quot;;IF([.E46]=&quot;no&quot;;&quot;permissive&quot;;IF([.E46]=&quot;yes&quot;;&quot;copyleft&quot;;[.E46])))"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LiLiQ-P-1.1&quot;;&quot;Licence Libre du Québec – Permissive&quot;)" office:value-type="string" office:string-value="Licence Libre du Québec – Permissive" calcext:value-type="string">
            <text:p>Licence Libre du Québec – Permissive</text:p>
          </table:table-cell>
          <table:table-cell table:style-name="ce48" office:value-type="string" calcext:value-type="string">
            <text:p>LiLiQ-P</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LiLiQ-R-1.1&quot;;&quot;Licence Libre du Québec – Réciprocité &quot;)" office:value-type="string" office:string-value="Licence Libre du Québec – Réciprocité " calcext:value-type="string">
            <text:p>Licence Libre du Québec – Réciprocité </text:p>
          </table:table-cell>
          <table:table-cell table:style-name="ce48" office:value-type="string" calcext:value-type="string">
            <text:p>LiLiQ-R</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LiLiQ-Rplus-1.1&quot;;&quot;Licence Libre du Québec – Réciprocité forte&quot;)" office:value-type="string" office:string-value="Licence Libre du Québec – Réciprocité forte" calcext:value-type="string">
            <text:p>Licence Libre du Québec – Réciprocité forte</text:p>
          </table:table-cell>
          <table:table-cell table:style-name="ce48" office:value-type="string" calcext:value-type="string">
            <text:p>LiLiQ-R+</text:p>
          </table:table-cell>
          <table:table-cell table:style-name="ce54" office:value-type="string"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LPL-1.02&quot;;&quot;Lucent Public License Version 1.02&quot;)" office:value-type="string" office:string-value="Lucent Public License Version 1.02" calcext:value-type="string">
            <text:p>Lucent Public License Version 1.02</text:p>
          </table:table-cell>
          <table:table-cell table:style-name="ce48" office:value-type="string" calcext:value-type="string">
            <text:p>LPL-1.02</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irOS&quot;;&quot;MirOS Licence&quot;)" office:value-type="string" office:string-value="MirOS Licence" calcext:value-type="string">
            <text:p>MirOS Licence</text:p>
          </table:table-cell>
          <table:table-cell table:style-name="ce48" office:value-type="string" calcext:value-type="string">
            <text:p>MirOS</text:p>
          </table:table-cell>
          <table:table-cell table:style-name="ce53" table:formula="of:=IF([.F51]=&quot;yes&quot;;&quot;SaaS&quot;;IF([.E51]=&quot;no&quot;;&quot;permissive&quot;;IF([.E51]=&quot;yes&quot;;&quot;copyleft&quot;;[.E51])))"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S-PL&quot;;&quot;Microsoft Public License&quot;)" office:value-type="string" office:string-value="Microsoft Public License" calcext:value-type="string">
            <text:p>Microsoft Public License</text:p>
          </table:table-cell>
          <table:table-cell table:style-name="ce48" office:value-type="string" calcext:value-type="string">
            <text:p>MS-PL</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S-RL&quot;;&quot;Microsoft Reciprocal License &quot;)" office:value-type="string" office:string-value="Microsoft Reciprocal License " calcext:value-type="string">
            <text:p>Microsoft Reciprocal License </text:p>
          </table:table-cell>
          <table:table-cell table:style-name="ce48" office:value-type="string" calcext:value-type="string">
            <text:p>MS-RL</text:p>
          </table:table-cell>
          <table:table-cell table:style-name="ce54" office:value-type="string" calcext:value-type="string">
            <text:p>copyleft</text:p>
          </table:table-cell>
          <table:table-cell table:style-name="ce58" office:value-type="string" calcext:value-type="string">
            <text:p>strong</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IT&quot;;&quot;MIT License &quot;)" office:value-type="string" office:string-value="MIT License " calcext:value-type="string">
            <text:p>MIT License </text:p>
          </table:table-cell>
          <table:table-cell table:style-name="ce48" office:value-type="string" calcext:value-type="string">
            <text:p>MIT</text:p>
          </table:table-cell>
          <table:table-cell table:style-name="ce53" table:formula="of:=IF([.F54]=&quot;yes&quot;;&quot;SaaS&quot;;IF([.E54]=&quot;no&quot;;&quot;permissive&quot;;IF([.E54]=&quot;yes&quot;;&quot;copyleft&quot;;[.E5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otosoto&quot;;&quot;Motosoto License&quot;)" office:value-type="string" office:string-value="Motosoto License" calcext:value-type="string">
            <text:p>Motosoto License</text:p>
          </table:table-cell>
          <table:table-cell table:style-name="ce48" office:value-type="string" calcext:value-type="string">
            <text:p>Motosoto</text:p>
          </table:table-cell>
          <table:table-cell table:style-name="ce53" table:formula="of:=IF([.F55]=&quot;yes&quot;;&quot;SaaS&quot;;IF([.E55]=&quot;no&quot;;&quot;permissive&quot;;IF([.E55]=&quot;yes&quot;;&quot;copyleft&quot;;[.E55])))"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PL-1.0&quot;;&quot;Mozilla Public License 1.0 &quot;)" office:value-type="string" office:string-value="Mozilla Public License 1.0 " calcext:value-type="string">
            <text:p>Mozilla Public License 1.0 </text:p>
          </table:table-cell>
          <table:table-cell table:style-name="ce48" office:value-type="string" calcext:value-type="string">
            <text:p>MPL-1.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PL-1.1&quot;;&quot;Mozilla Public License 1.1&quot;)" office:value-type="string" office:string-value="Mozilla Public License 1.1" calcext:value-type="string">
            <text:p>Mozilla Public License 1.1</text:p>
          </table:table-cell>
          <table:table-cell table:style-name="ce48" office:value-type="string" calcext:value-type="string">
            <text:p>MPL-1.1</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PL-2.0&quot;;&quot;Mozilla Public License 2.0 &quot;)" office:value-type="string" office:string-value="Mozilla Public License 2.0 " calcext:value-type="string">
            <text:p>Mozilla Public License 2.0 </text:p>
          </table:table-cell>
          <table:table-cell table:style-name="ce48" office:value-type="string" calcext:value-type="string">
            <text:p>MPL-2.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Multics&quot;;&quot;Multics License (Multics)&quot;)" office:value-type="string" office:string-value="Multics License (Multics)" calcext:value-type="string">
            <text:p>Multics License (Multics)</text:p>
          </table:table-cell>
          <table:table-cell table:style-name="ce48" office:value-type="string" calcext:value-type="string">
            <text:p>Multics</text:p>
          </table:table-cell>
          <table:table-cell table:style-name="ce53" table:formula="of:=IF([.F59]=&quot;yes&quot;;&quot;SaaS&quot;;IF([.E59]=&quot;no&quot;;&quot;permissive&quot;;IF([.E59]=&quot;yes&quot;;&quot;copyleft&quot;;[.E59])))"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NASA-1.3&quot;;&quot;NASA Open Source Agreement 1.3&quot;)" office:value-type="string" office:string-value="NASA Open Source Agreement 1.3" calcext:value-type="string">
            <text:p>NASA Open Source Agreement 1.3</text:p>
          </table:table-cell>
          <table:table-cell table:style-name="ce48" office:value-type="string" calcext:value-type="string">
            <text:p>NASA-1.3</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NTP&quot;;&quot;NTP License&quot;)" office:value-type="string" office:string-value="NTP License" calcext:value-type="string">
            <text:p>NTP License</text:p>
          </table:table-cell>
          <table:table-cell table:style-name="ce48" office:value-type="string" calcext:value-type="string">
            <text:p>NTP</text:p>
          </table:table-cell>
          <table:table-cell table:style-name="ce53" table:formula="of:=IF([.F61]=&quot;yes&quot;;&quot;SaaS&quot;;IF([.E61]=&quot;no&quot;;&quot;permissive&quot;;IF([.E61]=&quot;yes&quot;;&quot;copyleft&quot;;[.E61])))"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Naumen&quot;;&quot;Naumen Public License&quot;)" office:value-type="string" office:string-value="Naumen Public License" calcext:value-type="string">
            <text:p>Naumen Public License</text:p>
          </table:table-cell>
          <table:table-cell table:style-name="ce48" office:value-type="string" calcext:value-type="string">
            <text:p>Naumen</text:p>
          </table:table-cell>
          <table:table-cell table:style-name="ce53" table:formula="of:=IF([.F62]=&quot;yes&quot;;&quot;SaaS&quot;;IF([.E62]=&quot;no&quot;;&quot;permissive&quot;;IF([.E62]=&quot;yes&quot;;&quot;copyleft&quot;;[.E62])))"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NGPL&quot;;&quot;Nethack General Public License &quot;)" office:value-type="string" office:string-value="Nethack General Public License " calcext:value-type="string">
            <text:p>Nethack General Public License </text:p>
          </table:table-cell>
          <table:table-cell table:style-name="ce48" office:value-type="string" calcext:value-type="string">
            <text:p>NGPL</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nokia.php&quot;;&quot;Nokia Open Source License &quot;)" office:value-type="string" office:string-value="Nokia Open Source License " calcext:value-type="string">
            <text:p>Nokia Open Source License </text:p>
          </table:table-cell>
          <table:table-cell table:style-name="ce48" office:value-type="string" calcext:value-type="string">
            <text:p>Nokia</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NPOSL-3.0&quot;;&quot;Non-Profit Open Software License 3.0&quot;)" office:value-type="string" office:string-value="Non-Profit Open Software License 3.0" calcext:value-type="string">
            <text:p>Non-Profit Open Software License 3.0</text:p>
          </table:table-cell>
          <table:table-cell table:style-name="ce48" office:value-type="string" calcext:value-type="string">
            <text:p>NPOSL-3.0</text:p>
          </table:table-cell>
          <table:table-cell table:style-name="ce54" office:value-type="string"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OCLC-2.0&quot;;&quot;OCLC Research Public License 2.0 &quot;)" office:value-type="string" office:string-value="OCLC Research Public License 2.0 " calcext:value-type="string">
            <text:p>OCLC Research Public License 2.0 </text:p>
          </table:table-cell>
          <table:table-cell table:style-name="ce48" office:value-type="string" calcext:value-type="string">
            <text:p>OCLC-2.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www.nationalarchives.gov.uk/doc/open-government-licence/version/3/&quot;;&quot;Open Government Licence 3.0&quot;)" office:value-type="string" office:string-value="Open Government Licence 3.0" calcext:value-type="string">
            <text:p>Open Government Licence 3.0</text:p>
          </table:table-cell>
          <table:table-cell table:style-name="ce48" office:value-type="string" calcext:value-type="string">
            <text:p>OGL-UK-3.0</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exclud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OGTSL&quot;;&quot;Open Group Test Suite License&quot;)" office:value-type="string" office:string-value="Open Group Test Suite License" calcext:value-type="string">
            <text:p>Open Group Test Suite License</text:p>
          </table:table-cell>
          <table:table-cell table:style-name="ce48" office:value-type="string" calcext:value-type="string">
            <text:p>OGTSL</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OSL-3.0&quot;;&quot;Open Software License 3.0&quot;)" office:value-type="string" office:string-value="Open Software License 3.0" calcext:value-type="string">
            <text:p>Open Software License 3.0</text:p>
          </table:table-cell>
          <table:table-cell table:style-name="ce48" office:value-type="string" calcext:value-type="string">
            <text:p>OSL-3.0</text:p>
          </table:table-cell>
          <table:table-cell table:style-name="ce53" table:formula="of:=IF([.F69]=&quot;yes&quot;;&quot;SaaS&quot;;IF([.E69]=&quot;no&quot;;&quot;permissive&quot;;IF([.E69]=&quot;yes&quot;;&quot;copyleft&quot;;[.E69])))" office:value-type="string" office:string-value="SaaS" calcext:value-type="string">
            <text:p>SaaS</text:p>
          </table:table-cell>
          <table:table-cell table:style-name="ce58" office:value-type="string" calcext:value-type="string">
            <text:p>strong</text:p>
          </table:table-cell>
          <table:table-cell table:style-name="ce60" office:value-type="string" calcext:value-type="string">
            <text:p>yes</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3" office:value-type="string" calcext:value-type="string">
            <text:p><text:a xlink:href="https://opensource.org/licenses/OPL-2.1" xlink:type="simple">OSET Public License version 2.1</text:a></text:p>
          </table:table-cell>
          <table:table-cell table:style-name="ce49" office:value-type="string" calcext:value-type="string">
            <text:p>OSET-PL-2.1</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PHP-3.0&quot;;&quot;PHP License 3.0&quot;)" office:value-type="string" office:string-value="PHP License 3.0" calcext:value-type="string">
            <text:p>PHP License 3.0</text:p>
          </table:table-cell>
          <table:table-cell table:style-name="ce48" office:value-type="string" calcext:value-type="string">
            <text:p>PHP-3.0</text:p>
          </table:table-cell>
          <table:table-cell table:style-name="ce53" table:formula="of:=IF([.F71]=&quot;yes&quot;;&quot;SaaS&quot;;IF([.E71]=&quot;no&quot;;&quot;permissive&quot;;IF([.E71]=&quot;yes&quot;;&quot;copyleft&quot;;[.E71])))"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PostgreSQL&quot;;&quot;The PostgreSQL License &quot;)" office:value-type="string" office:string-value="The PostgreSQL License " calcext:value-type="string">
            <text:p>The PostgreSQL License </text:p>
          </table:table-cell>
          <table:table-cell table:style-name="ce48" office:value-type="string" calcext:value-type="string">
            <text:p>PostgreSQL</text:p>
          </table:table-cell>
          <table:table-cell table:style-name="ce53" table:formula="of:=IF([.F72]=&quot;yes&quot;;&quot;SaaS&quot;;IF([.E72]=&quot;no&quot;;&quot;permissive&quot;;IF([.E72]=&quot;yes&quot;;&quot;copyleft&quot;;[.E72])))"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Python-2.0&quot;;&quot;Python License (overall Python license)&quot;)" office:value-type="string" office:string-value="Python License (overall Python license)" calcext:value-type="string">
            <text:p>Python License (overall Python license)</text:p>
          </table:table-cell>
          <table:table-cell table:style-name="ce48" office:value-type="string" calcext:value-type="string">
            <text:p>Python-2.0</text:p>
          </table:table-cell>
          <table:table-cell table:style-name="ce53" table:formula="of:=IF([.F73]=&quot;yes&quot;;&quot;SaaS&quot;;IF([.E73]=&quot;no&quot;;&quot;permissive&quot;;IF([.E73]=&quot;yes&quot;;&quot;copyleft&quot;;[.E73])))"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pythonpl.php&quot;;&quot;CNRI Python license (CNRI portion of Python License)&quot;)" office:value-type="string" office:string-value="CNRI Python license (CNRI portion of Python License)" calcext:value-type="string">
            <text:p>CNRI Python license (CNRI portion of Python License)</text:p>
          </table:table-cell>
          <table:table-cell table:style-name="ce48" office:value-type="string" calcext:value-type="string">
            <text:p>CNRI-Python</text:p>
          </table:table-cell>
          <table:table-cell table:style-name="ce53" table:formula="of:=IF([.F74]=&quot;yes&quot;;&quot;SaaS&quot;;IF([.E74]=&quot;no&quot;;&quot;permissive&quot;;IF([.E74]=&quot;yes&quot;;&quot;copyleft&quot;;[.E7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QPL-1.0&quot;;&quot;Q Public License &quot;)" office:value-type="string" office:string-value="Q Public License " calcext:value-type="string">
            <text:p>Q Public License </text:p>
          </table:table-cell>
          <table:table-cell table:style-name="ce48" office:value-type="string" calcext:value-type="string">
            <text:p>QPL-1.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RPSL-1.0&quot;;&quot;RealNetworks Public Source License V1.0&quot;)" office:value-type="string" office:string-value="RealNetworks Public Source License V1.0" calcext:value-type="string">
            <text:p>RealNetworks Public Source License V1.0</text:p>
          </table:table-cell>
          <table:table-cell table:style-name="ce48" office:value-type="string" calcext:value-type="string">
            <text:p>RPSL-1.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RPL-1.5&quot;;&quot;Reciprocal Public License 1.5 &quot;)" office:value-type="string" office:string-value="Reciprocal Public License 1.5 " calcext:value-type="string">
            <text:p>Reciprocal Public License 1.5 </text:p>
          </table:table-cell>
          <table:table-cell table:style-name="ce48" office:value-type="string" calcext:value-type="string">
            <text:p>RPL-1.5</text:p>
          </table:table-cell>
          <table:table-cell table:style-name="ce54" office:value-type="string" calcext:value-type="string">
            <text:p>copyleft</text:p>
          </table:table-cell>
          <table:table-cell table:style-name="ce58" office:value-type="string" calcext:value-type="string">
            <text:p>strong</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RSCPL&quot;;&quot;Ricoh Source Code Public License &quot;)" office:value-type="string" office:string-value="Ricoh Source Code Public License " calcext:value-type="string">
            <text:p>Ricoh Source Code Public License </text:p>
          </table:table-cell>
          <table:table-cell table:style-name="ce48" office:value-type="string" calcext:value-type="string">
            <text:p>RSCPL</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OFL-1.1&quot;;&quot;SIL Open Font License 1.1&quot;)" office:value-type="string" office:string-value="SIL Open Font License 1.1" calcext:value-type="string">
            <text:p>SIL Open Font License 1.1</text:p>
          </table:table-cell>
          <table:table-cell table:style-name="ce48" office:value-type="string" calcext:value-type="string">
            <text:p>OFL-1.1</text:p>
          </table:table-cell>
          <table:table-cell table:style-name="ce53" table:formula="of:=IF([.F79]=&quot;yes&quot;;&quot;SaaS&quot;;IF([.E79]=&quot;no&quot;;&quot;permissive&quot;;IF([.E79]=&quot;yes&quot;;&quot;copyleft&quot;;[.E79])))"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Simple-2.0&quot;;&quot;Simple Public License 2.0 &quot;)" office:value-type="string" office:string-value="Simple Public License 2.0 " calcext:value-type="string">
            <text:p>Simple Public License 2.0 </text:p>
          </table:table-cell>
          <table:table-cell table:style-name="ce48" office:value-type="string" calcext:value-type="string">
            <text:p>SimPL-2.0</text:p>
          </table:table-cell>
          <table:table-cell table:style-name="ce53" table:formula="of:=IF([.F80]=&quot;yes&quot;;&quot;SaaS&quot;;IF([.E80]=&quot;no&quot;;&quot;permissive&quot;;IF([.E80]=&quot;yes&quot;;&quot;copyleft&quot;;[.E80])))"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Sleepycat&quot;;&quot;Sleepycat License &quot;)" office:value-type="string" office:string-value="Sleepycat License " calcext:value-type="string">
            <text:p>Sleepycat License </text:p>
          </table:table-cell>
          <table:table-cell table:style-name="ce48" office:value-type="string" calcext:value-type="string">
            <text:p>Sleepycat</text:p>
          </table:table-cell>
          <table:table-cell table:style-name="ce53" table:formula="of:=IF([.F81]=&quot;yes&quot;;&quot;SaaS&quot;;IF([.E81]=&quot;no&quot;;&quot;permissive&quot;;IF([.E81]=&quot;yes&quot;;&quot;copyleft&quot;;[.E81])))"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SPL-1.0&quot;;&quot;Sun Public License 1.0 &quot;)" office:value-type="string" office:string-value="Sun Public License 1.0 " calcext:value-type="string">
            <text:p>Sun Public License 1.0 </text:p>
          </table:table-cell>
          <table:table-cell table:style-name="ce48" office:value-type="string" calcext:value-type="string">
            <text:p>SPL-1.0</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Watcom-1.0&quot;;&quot;Sybase Open Watcom Public License 1.0 (Watcom-1.0)&quot;)" office:value-type="string" office:string-value="Sybase Open Watcom Public License 1.0 (Watcom-1.0)" calcext:value-type="string">
            <text:p>Sybase Open Watcom Public License 1.0 (Watcom-1.0)</text:p>
          </table:table-cell>
          <table:table-cell table:style-name="ce48" office:value-type="string" calcext:value-type="string">
            <text:p>Watcom-1.0</text:p>
          </table:table-cell>
          <table:table-cell table:style-name="ce53" table:formula="of:=IF([.F83]=&quot;yes&quot;;&quot;SaaS&quot;;IF([.E83]=&quot;no&quot;;&quot;permissive&quot;;IF([.E83]=&quot;yes&quot;;&quot;copyleft&quot;;[.E83])))"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4" office:value-type="string" calcext:value-type="string">
            <text:p>The Unlicense</text:p>
          </table:table-cell>
          <table:table-cell table:style-name="ce48" office:value-type="string" calcext:value-type="string">
            <text:p>Unlicense</text:p>
          </table:table-cell>
          <table:table-cell table:style-name="ce53" table:formula="of:=IF([.F84]=&quot;yes&quot;;&quot;SaaS&quot;;IF([.E84]=&quot;no&quot;;&quot;permissive&quot;;IF([.E84]=&quot;yes&quot;;&quot;copyleft&quot;;[.E8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NCSA&quot;;&quot;University of Illinois/NCSA Open Source License &quot;)" office:value-type="string" office:string-value="University of Illinois/NCSA Open Source License " calcext:value-type="string">
            <text:p>University of Illinois/NCSA Open Source License </text:p>
          </table:table-cell>
          <table:table-cell table:style-name="ce48" office:value-type="string" calcext:value-type="string">
            <text:p>NCSA</text:p>
          </table:table-cell>
          <table:table-cell table:style-name="ce53" table:formula="of:=IF([.F85]=&quot;yes&quot;;&quot;SaaS&quot;;IF([.E85]=&quot;no&quot;;&quot;permissive&quot;;IF([.E85]=&quot;yes&quot;;&quot;copyleft&quot;;[.E85])))"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UPL&quot;;&quot;Universal Permissive License &quot;)" office:value-type="string" office:string-value="Universal Permissive License " calcext:value-type="string">
            <text:p>Universal Permissive License </text:p>
          </table:table-cell>
          <table:table-cell table:style-name="ce48" office:value-type="string" calcext:value-type="string">
            <text:p>UPL</text:p>
          </table:table-cell>
          <table:table-cell table:style-name="ce53" table:formula="of:=IF([.F86]=&quot;yes&quot;;&quot;SaaS&quot;;IF([.E86]=&quot;no&quot;;&quot;permissive&quot;;IF([.E86]=&quot;yes&quot;;&quot;copyleft&quot;;[.E86])))"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2" office:value-type="string" calcext:value-type="string">
            <text:p>Upstream Compatibility License v1.0</text:p>
          </table:table-cell>
          <table:table-cell table:style-name="ce49" office:value-type="string" calcext:value-type="string">
            <text:p>UCL-1.0</text:p>
          </table:table-cell>
          <table:table-cell table:style-name="ce53" table:formula="of:=IF([.F87]=&quot;yes&quot;;&quot;SaaS&quot;;IF([.E87]=&quot;no&quot;;&quot;permissive&quot;;IF([.E87]=&quot;yes&quot;;&quot;copyleft&quot;;[.E87])))" office:value-type="string" office:string-value="copyleft" calcext:value-type="string">
            <text:p>copyleft</text:p>
          </table:table-cell>
          <table:table-cell table:style-name="ce58" office:value-type="string" calcext:value-type="string">
            <text:p>yes</text:p>
          </table:table-cell>
          <table:table-cell table:style-name="ce60" office:value-type="string" calcext:value-type="string">
            <text:p>no</text:p>
          </table:table-cell>
          <table:table-cell table:style-name="ce61" office:value-type="string" calcext:value-type="string">
            <text:p>yes</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VSL-1.0&quot;;&quot;Vovida Software License v. 1.0&quot;)" office:value-type="string" office:string-value="Vovida Software License v. 1.0" calcext:value-type="string">
            <text:p>Vovida Software License v. 1.0</text:p>
          </table:table-cell>
          <table:table-cell table:style-name="ce48" office:value-type="string" calcext:value-type="string">
            <text:p>VSL-1.0</text:p>
          </table:table-cell>
          <table:table-cell table:style-name="ce53" table:formula="of:=IF([.F88]=&quot;yes&quot;;&quot;SaaS&quot;;IF([.E88]=&quot;no&quot;;&quot;permissive&quot;;IF([.E88]=&quot;yes&quot;;&quot;copyleft&quot;;[.E88])))"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W3C&quot;;&quot;W3C License&quot;)" office:value-type="string" office:string-value="W3C License" calcext:value-type="string">
            <text:p>W3C License</text:p>
          </table:table-cell>
          <table:table-cell table:style-name="ce48" office:value-type="string" calcext:value-type="string">
            <text:p>W3C</text:p>
          </table:table-cell>
          <table:table-cell table:style-name="ce53" table:formula="of:=IF([.F89]=&quot;yes&quot;;&quot;SaaS&quot;;IF([.E89]=&quot;no&quot;;&quot;permissive&quot;;IF([.E89]=&quot;yes&quot;;&quot;copyleft&quot;;[.E89])))"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WXwindows&quot;;&quot;wxWindows Library License &quot;)" office:value-type="string" office:string-value="wxWindows Library License " calcext:value-type="string">
            <text:p>wxWindows Library License </text:p>
          </table:table-cell>
          <table:table-cell table:style-name="ce48" office:value-type="string" calcext:value-type="string">
            <text:p>WXwindows</text:p>
          </table:table-cell>
          <table:table-cell table:style-name="ce54" office:value-type="string" calcext:value-type="string">
            <text:p>copyleft</text:p>
          </table:table-cell>
          <table:table-cell table:style-name="ce58" office:value-type="string" calcext:value-type="string">
            <text:p>weak</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xnet.php&quot;;&quot;X.Net License &quot;)" office:value-type="string" office:string-value="X.Net License " calcext:value-type="string">
            <text:p>X.Net License </text:p>
          </table:table-cell>
          <table:table-cell table:style-name="ce48" office:value-type="string" calcext:value-type="string">
            <text:p>Xnet</text:p>
          </table:table-cell>
          <table:table-cell table:style-name="ce54" office:value-type="string"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FPL-1.0.0&quot;;&quot;Zero Clause BSD License: see Free Public License 1.0.0&quot;)" office:value-type="string" office:string-value="Zero Clause BSD License: see Free Public License 1.0.0" calcext:value-type="string">
            <text:p>Zero Clause BSD License: see Free Public License 1.0.0</text:p>
          </table:table-cell>
          <table:table-cell table:style-name="ce48" office:value-type="string" calcext:value-type="string">
            <text:p>0BSD</text:p>
          </table:table-cell>
          <table:table-cell table:style-name="ce53" table:formula="of:=IF([.F92]=&quot;yes&quot;;&quot;SaaS&quot;;IF([.E92]=&quot;no&quot;;&quot;permissive&quot;;IF([.E92]=&quot;yes&quot;;&quot;copyleft&quot;;[.E92])))"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ZPL-2.0&quot;;&quot;Zope Public License 2.0 &quot;)" office:value-type="string" office:string-value="Zope Public License 2.0 " calcext:value-type="string">
            <text:p>Zope Public License 2.0 </text:p>
          </table:table-cell>
          <table:table-cell table:style-name="ce48" office:value-type="string" calcext:value-type="string">
            <text:p>ZPL-2.0</text:p>
          </table:table-cell>
          <table:table-cell table:style-name="ce53" table:formula="of:=IF([.F93]=&quot;yes&quot;;&quot;SaaS&quot;;IF([.E93]=&quot;no&quot;;&quot;permissive&quot;;IF([.E93]=&quot;yes&quot;;&quot;copyleft&quot;;[.E93])))"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3" table:number-columns-repeated="2"/>
          <table:table-cell table:style-name="ce60" office:value-type="string" calcext:value-type="string">
            <text:p>yes</text:p>
          </table:table-cell>
          <table:table-cell table:style-name="ce63" table:number-columns-repeated="4"/>
          <table:table-cell table:number-columns-repeated="1009"/>
        </table:table-row>
        <table:table-row table:style-name="ro1">
          <table:table-cell/>
          <table:table-cell table:style-name="ce41" table:formula="of:=HYPERLINK(&quot;https://opensource.org/licenses/Zlib&quot;;&quot;zlib/libpng license &quot;)" office:value-type="string" office:string-value="zlib/libpng license " calcext:value-type="string">
            <text:p>zlib/libpng license </text:p>
          </table:table-cell>
          <table:table-cell table:style-name="ce48" office:value-type="string" calcext:value-type="string">
            <text:p>Zlib</text:p>
          </table:table-cell>
          <table:table-cell table:style-name="ce55" table:formula="of:=IF([.F94]=&quot;yes&quot;;&quot;SaaS&quot;;IF([.E94]=&quot;no&quot;;&quot;permissive&quot;;IF([.E94]=&quot;yes&quot;;&quot;copyleft&quot;;[.E94])))" office:value-type="string" office:string-value="permissive" calcext:value-type="string">
            <text:p>permissive</text:p>
          </table:table-cell>
          <table:table-cell table:style-name="ce57" office:value-type="string" calcext:value-type="string">
            <text:p>no</text:p>
          </table:table-cell>
          <table:table-cell table:style-name="ce60" office:value-type="string" calcext:value-type="string">
            <text:p>no</text:p>
          </table:table-cell>
          <table:table-cell table:style-name="ce58" office:value-type="string" calcext:value-type="string">
            <text:p>no</text:p>
          </table:table-cell>
          <table:table-cell table:style-name="ce61" office:value-type="string" calcext:value-type="string">
            <text:p>no</text:p>
          </table:table-cell>
          <table:table-cell table:style-name="ce64" table:number-columns-repeated="2"/>
          <table:table-cell table:style-name="ce67" office:value-type="string" calcext:value-type="string">
            <text:p>yes</text:p>
          </table:table-cell>
          <table:table-cell table:style-name="ce64" table:number-columns-repeated="4"/>
          <table:table-cell table:number-columns-repeated="1009"/>
        </table:table-row>
        <table:table-row table:style-name="ro1">
          <table:table-cell table:number-columns-repeated="2"/>
          <table:table-cell table:style-name="ce50"/>
          <table:table-cell table:style-name="ce56"/>
          <table:table-cell table:style-name="ce59"/>
          <table:table-cell table:style-name="ce50"/>
          <table:table-cell table:style-name="ce59"/>
          <table:table-cell table:style-name="ce50"/>
          <table:table-cell table:number-columns-repeated="1016"/>
        </table:table-row>
        <table:table-row table:style-name="ro2" table:number-rows-repeated="5">
          <table:table-cell table:number-columns-repeated="3"/>
          <table:table-cell table:style-name="ce51"/>
          <table:table-cell table:number-columns-repeated="1020"/>
        </table:table-row>
        <table:table-row table:style-name="ro1">
          <table:table-cell/>
          <table:table-cell table:style-name="ce45"/>
          <table:table-cell/>
          <table:table-cell table:style-name="ce51"/>
          <table:table-cell table:number-columns-repeated="1020"/>
        </table:table-row>
        <table:table-row table:style-name="ro2" table:number-rows-repeated="909">
          <table:table-cell table:number-columns-repeated="3"/>
          <table:table-cell table:style-name="ce51"/>
          <table:table-cell table:number-columns-repeated="1020"/>
        </table:table-row>
        <table:table-row table:style-name="ro2" table:number-rows-repeated="1047565">
          <table:table-cell table:number-columns-repeated="1024"/>
        </table:table-row>
        <table:table-row table:style-name="ro2">
          <table:table-cell table:number-columns-repeated="1024"/>
        </table:table-row>
        <calcext:conditional-formats>
          <calcext:conditional-format calcext:target-range-address="'Example Appendix 1 - Unofficial License Grid used by UK Entity)'.C3:'Example Appendix 1 - Unofficial License Grid used by UK Entity)'.C94">
            <calcext:condition calcext:apply-style-name="ConditionalStyle_1" calcext:value="formula-is(LEN(TRIM([.C3]))=0)" calcext:base-cell-address="'Example Appendix 1 - Unofficial License Grid used by UK Entity)'.C3"/>
          </calcext:conditional-format>
          <calcext:conditional-format calcext:target-range-address="'Example Appendix 1 - Unofficial License Grid used by UK Entity)'.D1:'Example Appendix 1 - Unofficial License Grid used by UK Entity)'.D1010">
            <calcext:condition calcext:apply-style-name="ConditionalStyle_2" calcext:value="contains-text(&quot;saas&quot;)" calcext:base-cell-address="'Example Appendix 1 - Unofficial License Grid used by UK Entity)'.D1"/>
          </calcext:conditional-format>
          <calcext:conditional-format calcext:target-range-address="'Example Appendix 1 - Unofficial License Grid used by UK Entity)'.D1:'Example Appendix 1 - Unofficial License Grid used by UK Entity)'.D1010">
            <calcext:condition calcext:apply-style-name="ConditionalStyle_1" calcext:value="contains-text(&quot;copyleft&quot;)" calcext:base-cell-address="'Example Appendix 1 - Unofficial License Grid used by UK Entity)'.D1"/>
          </calcext:conditional-format>
          <calcext:conditional-format calcext:target-range-address="'Example Appendix 1 - Unofficial License Grid used by UK Entity)'.D1:'Example Appendix 1 - Unofficial License Grid used by UK Entity)'.D1010">
            <calcext:condition calcext:apply-style-name="ConditionalStyle_1" calcext:value="contains-text(&quot;weak&quot;)" calcext:base-cell-address="'Example Appendix 1 - Unofficial License Grid used by UK Entity)'.D1"/>
          </calcext:conditional-format>
          <calcext:conditional-format calcext:target-range-address="'Example Appendix 1 - Unofficial License Grid used by UK Entity)'.D1:'Example Appendix 1 - Unofficial License Grid used by UK Entity)'.D1010">
            <calcext:condition calcext:apply-style-name="ConditionalStyle_1" calcext:value="contains-text(&quot;strong&quot;)" calcext:base-cell-address="'Example Appendix 1 - Unofficial License Grid used by UK Entity)'.D1"/>
          </calcext:conditional-format>
          <calcext:conditional-format calcext:target-range-address="'Example Appendix 1 - Unofficial License Grid used by UK Entity)'.D1:'Example Appendix 1 - Unofficial License Grid used by UK Entity)'.D1010">
            <calcext:condition calcext:apply-style-name="ConditionalStyle_3" calcext:value="contains-text(&quot;permissive&quot;)" calcext:base-cell-address="'Example Appendix 1 - Unofficial License Grid used by UK Entity)'.D1"/>
          </calcext:conditional-format>
        </calcext:conditional-formats>
      </table:table>
      <table:table table:name="Example Appendix 2 - Unofficial Source Acceptability Process used by UK Entity" table:style-name="ta4">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column table:style-name="co2" table:default-cell-style-name="Default"/>
        <table:table-column table:style-name="co10" table:default-cell-style-name="Default"/>
        <table:table-column table:style-name="co17" table:default-cell-style-name="Default"/>
        <table:table-column table:style-name="co18" table:default-cell-style-name="Default"/>
        <table:table-column table:style-name="co2" table:number-columns-repeated="1016" table:default-cell-style-name="Default"/>
        <table:table-row table:style-name="ro1">
          <table:table-cell table:style-name="ce9"/>
          <table:table-cell table:style-name="ce74" office:value-type="string" calcext:value-type="string">
            <text:p>Source Acceptability Steps</text:p>
          </table:table-cell>
          <table:table-cell table:style-name="ce9"/>
          <table:table-cell table:style-name="ce74"/>
          <table:table-cell table:style-name="ce9" table:number-columns-repeated="22"/>
          <table:table-cell table:number-columns-repeated="998"/>
        </table:table-row>
        <table:table-row table:style-name="ro1">
          <table:table-cell table:style-name="ce9" table:number-columns-repeated="26"/>
          <table:table-cell table:number-columns-repeated="998"/>
        </table:table-row>
        <table:table-row table:style-name="ro1">
          <table:table-cell table:style-name="ce9" office:value-type="float" office:value="1" calcext:value-type="float">
            <text:p>1</text:p>
          </table:table-cell>
          <table:table-cell table:style-name="ce9" office:value-type="string" calcext:value-type="string">
            <text:p>Identify the use case for the code</text:p>
          </table:table-cell>
          <table:table-cell table:style-name="ce9" table:number-columns-repeated="24"/>
          <table:table-cell table:number-columns-repeated="998"/>
        </table:table-row>
        <table:table-row table:style-name="ro1">
          <table:table-cell table:style-name="ce9" table:formula="of:=[.A3]+1" office:value-type="float" office:value="2" calcext:value-type="float">
            <text:p>2</text:p>
          </table:table-cell>
          <table:table-cell table:style-name="ce9" office:value-type="string" calcext:value-type="string">
            <text:p>Identify the source of the code</text:p>
          </table:table-cell>
          <table:table-cell table:style-name="ce9" table:number-columns-repeated="24"/>
          <table:table-cell table:number-columns-repeated="998"/>
        </table:table-row>
        <table:table-row table:style-name="ro1">
          <table:table-cell table:style-name="ce9" table:formula="of:=[.A4]+1" office:value-type="float" office:value="3" calcext:value-type="float">
            <text:p>3</text:p>
          </table:table-cell>
          <table:table-cell table:style-name="ce9" office:value-type="string" calcext:value-type="string">
            <text:p>Identify the licence under which the code is used</text:p>
          </table:table-cell>
          <table:table-cell table:style-name="ce9" table:number-columns-repeated="24"/>
          <table:table-cell table:number-columns-repeated="998"/>
        </table:table-row>
        <table:table-row table:style-name="ro1">
          <table:table-cell table:style-name="ce9" table:formula="of:=[.A5]+1" office:value-type="float" office:value="4" calcext:value-type="float">
            <text:p>4</text:p>
          </table:table-cell>
          <table:table-cell table:style-name="ce9" office:value-type="string" calcext:value-type="string">
            <text:p>Identify whether the code has been modified</text:p>
          </table:table-cell>
          <table:table-cell table:style-name="ce9" table:number-columns-repeated="24"/>
          <table:table-cell table:number-columns-repeated="998"/>
        </table:table-row>
        <table:table-row table:style-name="ro1">
          <table:table-cell table:style-name="ce9" table:formula="of:=[.A6]+1" office:value-type="float" office:value="5" calcext:value-type="float">
            <text:p>5</text:p>
          </table:table-cell>
          <table:table-cell table:style-name="ce9" office:value-type="string" calcext:value-type="string">
            <text:p>Apply code selection filter</text:p>
          </table:table-cell>
          <table:table-cell table:style-name="ce9" table:number-columns-repeated="24"/>
          <table:table-cell table:number-columns-repeated="998"/>
        </table:table-row>
        <table:table-row table:style-name="ro1">
          <table:table-cell table:style-name="ce9" table:formula="of:=[.A7]+1" office:value-type="float" office:value="6" calcext:value-type="float">
            <text:p>6</text:p>
          </table:table-cell>
          <table:table-cell table:style-name="ce9" office:value-type="string" calcext:value-type="string">
            <text:p>Document the choice made for that piece of code</text:p>
          </table:table-cell>
          <table:table-cell table:style-name="ce9" table:number-columns-repeated="24"/>
          <table:table-cell table:number-columns-repeated="998"/>
        </table:table-row>
        <table:table-row table:style-name="ro1">
          <table:table-cell table:style-name="ce9" table:formula="of:=[.A8]+1" office:value-type="float" office:value="7" calcext:value-type="float">
            <text:p>7</text:p>
          </table:table-cell>
          <table:table-cell table:style-name="ce9" office:value-type="string" calcext:value-type="string">
            <text:p>Prepare the compliance materials necessary for that piece of code</text:p>
          </table:table-cell>
          <table:table-cell table:style-name="ce9" table:number-columns-repeated="24"/>
          <table:table-cell table:number-columns-repeated="998"/>
        </table:table-row>
        <table:table-row table:style-name="ro1">
          <table:table-cell table:style-name="ce9" table:formula="of:=[.A9]+1" office:value-type="float" office:value="8" calcext:value-type="float">
            <text:p>8</text:p>
          </table:table-cell>
          <table:table-cell table:style-name="ce9" office:value-type="string" calcext:value-type="string">
            <text:p>Publish the compliance materials</text:p>
          </table:table-cell>
          <table:table-cell table:style-name="ce9" table:number-columns-repeated="24"/>
          <table:table-cell table:number-columns-repeated="998"/>
        </table:table-row>
        <table:table-row table:style-name="ro1">
          <table:table-cell table:style-name="ce9" table:number-columns-repeated="26"/>
          <table:table-cell table:number-columns-repeated="998"/>
        </table:table-row>
        <table:table-row table:style-name="ro1">
          <table:table-cell table:style-name="ce9"/>
          <table:table-cell table:style-name="ce75" office:value-type="string" calcext:value-type="string">
            <text:p>Use Cases</text:p>
          </table:table-cell>
          <table:table-cell table:style-name="ce78" table:number-columns-repeated="2"/>
          <table:table-cell table:style-name="ce9" table:number-columns-repeated="22"/>
          <table:table-cell table:number-columns-repeated="998"/>
        </table:table-row>
        <table:table-row table:style-name="ro1">
          <table:table-cell table:style-name="ce9" office:value-type="float" office:value="1" calcext:value-type="float">
            <text:p>1</text:p>
          </table:table-cell>
          <table:table-cell office:value-type="string" calcext:value-type="string">
            <text:p>Internal</text:p>
          </table:table-cell>
          <table:table-cell table:style-name="ce78" table:number-columns-repeated="2"/>
          <table:table-cell table:style-name="ce9" table:number-columns-repeated="22"/>
          <table:table-cell table:number-columns-repeated="998"/>
        </table:table-row>
        <table:table-row table:style-name="ro1">
          <table:table-cell table:style-name="ce9" office:value-type="float" office:value="2" calcext:value-type="float">
            <text:p>2</text:p>
          </table:table-cell>
          <table:table-cell office:value-type="string" calcext:value-type="string">
            <text:p>Testing and Limited Distribution</text:p>
          </table:table-cell>
          <table:table-cell table:style-name="ce78" table:number-columns-repeated="2"/>
          <table:table-cell table:style-name="ce9" table:number-columns-repeated="22"/>
          <table:table-cell table:number-columns-repeated="998"/>
        </table:table-row>
        <table:table-row table:style-name="ro1">
          <table:table-cell table:style-name="ce9" office:value-type="float" office:value="3" calcext:value-type="float">
            <text:p>3</text:p>
          </table:table-cell>
          <table:table-cell table:style-name="ce76" office:value-type="string" calcext:value-type="string">
            <text:p>SAAS Deployment (server)</text:p>
          </table:table-cell>
          <table:table-cell table:style-name="ce78" table:number-columns-repeated="2"/>
          <table:table-cell table:style-name="ce9" table:number-columns-repeated="22"/>
          <table:table-cell table:number-columns-repeated="998"/>
        </table:table-row>
        <table:table-row table:style-name="ro1">
          <table:table-cell table:style-name="ce9" office:value-type="float" office:value="4" calcext:value-type="float">
            <text:p>4</text:p>
          </table:table-cell>
          <table:table-cell table:style-name="ce76" office:value-type="string" calcext:value-type="string">
            <text:p>SAAS Deployment (client)</text:p>
          </table:table-cell>
          <table:table-cell table:style-name="ce78" table:number-columns-repeated="2"/>
          <table:table-cell table:style-name="ce9" table:number-columns-repeated="22"/>
          <table:table-cell table:number-columns-repeated="998"/>
        </table:table-row>
        <table:table-row table:style-name="ro1">
          <table:table-cell table:style-name="ce9" office:value-type="float" office:value="5" calcext:value-type="float">
            <text:p>5</text:p>
          </table:table-cell>
          <table:table-cell office:value-type="string" calcext:value-type="string">
            <text:p>General Distribution</text:p>
          </table:table-cell>
          <table:table-cell table:style-name="ce78" table:number-columns-repeated="2"/>
          <table:table-cell table:style-name="ce9" table:number-columns-repeated="22"/>
          <table:table-cell table:number-columns-repeated="998"/>
        </table:table-row>
        <table:table-row table:style-name="ro1">
          <table:table-cell table:style-name="ce9" office:value-type="float" office:value="6" calcext:value-type="float">
            <text:p>6</text:p>
          </table:table-cell>
          <table:table-cell table:style-name="ce76" office:value-type="string" calcext:value-type="string">
            <text:p>[COMPANY named project]</text:p>
          </table:table-cell>
          <table:table-cell table:style-name="ce78" table:number-columns-repeated="2"/>
          <table:table-cell table:style-name="ce9" table:number-columns-repeated="22"/>
          <table:table-cell table:number-columns-repeated="998"/>
        </table:table-row>
        <table:table-row table:style-name="ro1" table:number-rows-repeated="2">
          <table:table-cell table:style-name="ce9"/>
          <table:table-cell table:style-name="ce74"/>
          <table:table-cell table:style-name="ce78" table:number-columns-repeated="2"/>
          <table:table-cell table:style-name="ce9" table:number-columns-repeated="22"/>
          <table:table-cell table:number-columns-repeated="998"/>
        </table:table-row>
        <table:table-row table:style-name="ro1">
          <table:table-cell table:style-name="ce9"/>
          <table:table-cell table:style-name="ce74" office:value-type="string" calcext:value-type="string">
            <office:annotation draw:style-name="gr3" draw:text-style-name="P2" svg:width="621.5pt" svg:height="42.75pt" svg:x="190.6pt" svg:y="338.26pt" draw:caption-point-x="-11.54pt" draw:caption-point-y="-22.99pt">
              <dc:date>2019-01-17T00:00:00</dc:date>
              <text:p text:style-name="P1">Criteria and weighting to be determined by each company</text:p>
              <text:p text:style-name="P1"/>
            </office:annotation>
            <text:p>Source Acceptability Criteria</text:p>
          </table:table-cell>
          <table:table-cell table:style-name="ce78" office:value-type="string" calcext:value-type="string">
            <text:p>Example (bad)</text:p>
          </table:table-cell>
          <table:table-cell table:style-name="ce78" office:value-type="string" calcext:value-type="string">
            <text:p>Example (good)</text:p>
          </table:table-cell>
          <table:table-cell table:style-name="ce9" table:number-columns-repeated="22"/>
          <table:table-cell table:number-columns-repeated="998"/>
        </table:table-row>
        <table:table-row table:style-name="ro1">
          <table:table-cell table:style-name="ce9"/>
          <table:table-cell table:style-name="ce77" office:value-type="string" calcext:value-type="string">
            <text:p>Score</text:p>
          </table:table-cell>
          <table:table-cell table:style-name="ce79" office:value-type="float" office:value="0" calcext:value-type="float">
            <text:p>0</text:p>
          </table:table-cell>
          <table:table-cell table:style-name="ce79" office:value-type="float" office:value="10" calcext:value-type="float">
            <text:p>10</text:p>
          </table:table-cell>
          <table:table-cell table:style-name="ce9" table:number-columns-repeated="22"/>
          <table:table-cell table:number-columns-repeated="998"/>
        </table:table-row>
        <table:table-row table:style-name="ro1">
          <table:table-cell table:style-name="ce9" office:value-type="float" office:value="1" calcext:value-type="float">
            <text:p>1</text:p>
          </table:table-cell>
          <table:table-cell table:style-name="ce9" office:value-type="string" calcext:value-type="string">
            <text:p>Commercial Sponsor</text:p>
          </table:table-cell>
          <table:table-cell table:style-name="ce9" office:value-type="string" calcext:value-type="string">
            <text:p>no one</text:p>
          </table:table-cell>
          <table:table-cell table:style-name="ce9" office:value-type="string" calcext:value-type="string">
            <text:p>Intel/IBM/Microsoft/Red Hat</text:p>
          </table:table-cell>
          <table:table-cell table:style-name="ce9" table:number-columns-repeated="22"/>
          <table:table-cell table:number-columns-repeated="998"/>
        </table:table-row>
        <table:table-row table:style-name="ro1">
          <table:table-cell table:style-name="ce9" table:formula="of:=[.A23]+1" office:value-type="float" office:value="2" calcext:value-type="float">
            <text:p>2</text:p>
          </table:table-cell>
          <table:table-cell table:style-name="ce9" office:value-type="string" calcext:value-type="string">
            <text:p>Foundation sponsor</text:p>
          </table:table-cell>
          <table:table-cell table:style-name="ce9" office:value-type="string" calcext:value-type="string">
            <text:p>none</text:p>
          </table:table-cell>
          <table:table-cell table:style-name="ce9" office:value-type="string" calcext:value-type="string">
            <text:p>Linux Foundation/Apache Foundation/Eclipse Foundation</text:p>
          </table:table-cell>
          <table:table-cell table:style-name="ce9" table:number-columns-repeated="22"/>
          <table:table-cell table:number-columns-repeated="998"/>
        </table:table-row>
        <table:table-row table:style-name="ro1">
          <table:table-cell table:style-name="ce9" table:formula="of:=[.A24]+1" office:value-type="float" office:value="3" calcext:value-type="float">
            <text:p>3</text:p>
          </table:table-cell>
          <table:table-cell table:style-name="ce9" office:value-type="string" calcext:value-type="string">
            <text:p>Code maturity</text:p>
          </table:table-cell>
          <table:table-cell table:style-name="ce9" office:value-type="string" calcext:value-type="string">
            <text:p>new</text:p>
          </table:table-cell>
          <table:table-cell table:style-name="ce9" office:value-type="string" calcext:value-type="string">
            <text:p>long-established</text:p>
          </table:table-cell>
          <table:table-cell table:style-name="ce9" table:number-columns-repeated="22"/>
          <table:table-cell table:number-columns-repeated="998"/>
        </table:table-row>
        <table:table-row table:style-name="ro1">
          <table:table-cell table:style-name="ce9" table:formula="of:=[.A25]+1" office:value-type="float" office:value="4" calcext:value-type="float">
            <text:p>4</text:p>
          </table:table-cell>
          <table:table-cell table:style-name="ce9" office:value-type="string" calcext:value-type="string">
            <text:p>Stability</text:p>
          </table:table-cell>
          <table:table-cell table:style-name="ce9" office:value-type="string" calcext:value-type="string">
            <text:p>project has forked multiple times</text:p>
          </table:table-cell>
          <table:table-cell table:style-name="ce9" office:value-type="string" calcext:value-type="string">
            <text:p>project has never forked</text:p>
          </table:table-cell>
          <table:table-cell table:style-name="ce9" table:number-columns-repeated="22"/>
          <table:table-cell table:number-columns-repeated="998"/>
        </table:table-row>
        <table:table-row table:style-name="ro1">
          <table:table-cell table:style-name="ce9" table:formula="of:=[.A26]+1" office:value-type="float" office:value="5" calcext:value-type="float">
            <text:p>5</text:p>
          </table:table-cell>
          <table:table-cell table:style-name="ce9" office:value-type="string" calcext:value-type="string">
            <text:p>Activity</text:p>
          </table:table-cell>
          <table:table-cell table:style-name="ce9" office:value-type="string" calcext:value-type="string">
            <text:p>no commits for 5 years</text:p>
          </table:table-cell>
          <table:table-cell table:style-name="ce9" office:value-type="string" calcext:value-type="string">
            <text:p>daily substantive commits</text:p>
          </table:table-cell>
          <table:table-cell table:style-name="ce9" table:number-columns-repeated="22"/>
          <table:table-cell table:number-columns-repeated="998"/>
        </table:table-row>
        <table:table-row table:style-name="ro1">
          <table:table-cell table:style-name="ce9" table:formula="of:=[.A27]+1" office:value-type="float" office:value="6" calcext:value-type="float">
            <text:p>6</text:p>
          </table:table-cell>
          <table:table-cell table:style-name="ce9" office:value-type="string" calcext:value-type="string">
            <text:p>Reputation</text:p>
          </table:table-cell>
          <table:table-cell table:style-name="ce9" office:value-type="string" calcext:value-type="string">
            <text:p>multiple enforcement actions</text:p>
          </table:table-cell>
          <table:table-cell table:style-name="ce9" office:value-type="string" calcext:value-type="string">
            <text:p>no enforcement action</text:p>
          </table:table-cell>
          <table:table-cell table:style-name="ce9" table:number-columns-repeated="22"/>
          <table:table-cell table:number-columns-repeated="998"/>
        </table:table-row>
        <table:table-row table:style-name="ro1">
          <table:table-cell table:style-name="ce9" table:formula="of:=[.A28]+1" office:value-type="float" office:value="7" calcext:value-type="float">
            <text:p>7</text:p>
          </table:table-cell>
          <table:table-cell table:style-name="ce9" office:value-type="string" calcext:value-type="string">
            <text:p>Quality</text:p>
          </table:table-cell>
          <table:table-cell table:style-name="ce9" office:value-type="string" calcext:value-type="string">
            <text:p>Buggy</text:p>
          </table:table-cell>
          <table:table-cell table:style-name="ce9" office:value-type="string" calcext:value-type="string">
            <text:p>Stable</text:p>
          </table:table-cell>
          <table:table-cell table:style-name="ce9" table:number-columns-repeated="22"/>
          <table:table-cell table:number-columns-repeated="998"/>
        </table:table-row>
        <table:table-row table:style-name="ro1">
          <table:table-cell table:style-name="ce9" table:formula="of:=[.A29]+1" office:value-type="float" office:value="8" calcext:value-type="float">
            <text:p>8</text:p>
          </table:table-cell>
          <table:table-cell table:style-name="ce9" office:value-type="string" calcext:value-type="string">
            <text:p>Security</text:p>
          </table:table-cell>
          <table:table-cell table:style-name="ce9" office:value-type="string" calcext:value-type="string">
            <text:p>Known multiple security issues</text:p>
          </table:table-cell>
          <table:table-cell table:style-name="ce9" office:value-type="string" calcext:value-type="string">
            <office:annotation draw:style-name="gr6" draw:text-style-name="P2" svg:width="445.24pt" svg:height="27.01pt" svg:x="617.64pt" svg:y="479.99pt" draw:caption-point-x="-11.54pt" draw:caption-point-y="-22.96pt">
              <dc:date>2019-01-17T00:00:00</dc:date>
              <text:p text:style-name="P1">No software greater than 0 bytes in length falls into this category</text:p>
            </office:annotation>
            <text:p>No security issues exist</text:p>
          </table:table-cell>
          <table:table-cell table:style-name="ce9" table:number-columns-repeated="22"/>
          <table:table-cell table:number-columns-repeated="998"/>
        </table:table-row>
        <table:table-row table:style-name="ro1">
          <table:table-cell table:style-name="ce9" table:formula="of:=[.A30]+1" office:value-type="float" office:value="9" calcext:value-type="float">
            <text:p>9</text:p>
          </table:table-cell>
          <table:table-cell table:style-name="ce9" office:value-type="string" calcext:value-type="string">
            <text:p>Community involvement</text:p>
          </table:table-cell>
          <table:table-cell table:style-name="ce9" office:value-type="string" calcext:value-type="string">
            <text:p>We are not and do not want to be involved in this community</text:p>
          </table:table-cell>
          <table:table-cell table:style-name="ce9" office:value-type="string" calcext:value-type="string">
            <text:p>We are or want to be heavily involved in the community</text:p>
          </table:table-cell>
          <table:table-cell table:style-name="ce9" table:number-columns-repeated="22"/>
          <table:table-cell table:number-columns-repeated="998"/>
        </table:table-row>
        <table:table-row table:style-name="ro1">
          <table:table-cell table:style-name="ce9"/>
          <table:table-cell table:style-name="ce74"/>
          <table:table-cell table:style-name="ce9" table:number-columns-repeated="24"/>
          <table:table-cell table:number-columns-repeated="998"/>
        </table:table-row>
        <table:table-row table:style-name="ro1">
          <table:table-cell table:style-name="ce9"/>
          <table:table-cell table:style-name="ce74"/>
          <table:table-cell table:style-name="ce9" table:number-columns-repeated="24"/>
          <table:table-cell table:number-columns-repeated="998"/>
        </table:table-row>
        <table:table-row table:style-name="ro1">
          <table:table-cell table:style-name="ce9"/>
          <table:table-cell table:style-name="ce74" office:value-type="string" calcext:value-type="string">
            <office:annotation draw:style-name="gr2" draw:text-style-name="P2" svg:width="621.5pt" svg:height="26.99pt" svg:x="190.6pt" svg:y="543pt" draw:caption-point-x="-11.54pt" draw:caption-point-y="-22.99pt">
              <dc:date>2019-01-17T00:00:00</dc:date>
              <text:p text:style-name="P1">Company to determine its own filters</text:p>
            </office:annotation>
            <text:p>Code selection filter</text:p>
          </table:table-cell>
          <table:table-cell table:style-name="ce9" office:value-type="string" calcext:value-type="string">
            <text:p>(if combination is not specified, use is is subject to referral to Open Source Lead)</text:p>
          </table:table-cell>
          <table:table-cell table:style-name="ce9" table:number-columns-repeated="23"/>
          <table:table-cell table:number-columns-repeated="998"/>
        </table:table-row>
        <table:table-row table:style-name="ro1">
          <table:table-cell table:style-name="ce9"/>
          <table:table-cell table:style-name="ce74" office:value-type="string" calcext:value-type="string">
            <text:p>Use case</text:p>
          </table:table-cell>
          <table:table-cell table:style-name="ce74" office:value-type="string" calcext:value-type="string">
            <text:p>Source Acceptability</text:p>
          </table:table-cell>
          <table:table-cell table:style-name="ce74" office:value-type="string" calcext:value-type="string">
            <text:p>Licence</text:p>
          </table:table-cell>
          <table:table-cell table:style-name="ce74" office:value-type="string" calcext:value-type="string">
            <text:p>Modified</text:p>
          </table:table-cell>
          <table:table-cell table:style-name="ce74" office:value-type="string" calcext:value-type="string">
            <text:p>Outcome</text:p>
          </table:table-cell>
          <table:table-cell table:style-name="ce74" office:value-type="string" calcext:value-type="string">
            <text:p>Notes</text:p>
          </table:table-cell>
          <table:table-cell table:style-name="ce9" table:number-columns-repeated="19"/>
          <table:table-cell table:number-columns-repeated="998"/>
        </table:table-row>
        <table:table-row table:style-name="ro1">
          <table:table-cell table:style-name="ce9"/>
          <table:table-cell table:style-name="ce9" office:value-type="string" calcext:value-type="string">
            <text:p>Internal</text:p>
          </table:table-cell>
          <table:table-cell table:style-name="ce9" office:value-type="string" calcext:value-type="string">
            <text:p>&gt;2</text:p>
          </table:table-cell>
          <table:table-cell table:number-columns-repeated="2" table:style-name="ce9" office:value-type="string" calcext:value-type="string">
            <text:p>Any</text:p>
          </table:table-cell>
          <table:table-cell table:style-name="ce9" office:value-type="string" calcext:value-type="string">
            <text:p>Permit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Testing and limited distribution</text:p>
          </table:table-cell>
          <table:table-cell table:style-name="ce9" office:value-type="string" calcext:value-type="string">
            <text:p>&gt;4</text:p>
          </table:table-cell>
          <table:table-cell table:style-name="ce9" office:value-type="string" calcext:value-type="string">
            <text:p>Permissive</text:p>
          </table:table-cell>
          <table:table-cell table:style-name="ce9" office:value-type="string" calcext:value-type="string">
            <text:p>No</text:p>
          </table:table-cell>
          <table:table-cell table:style-name="ce9" office:value-type="string" calcext:value-type="string">
            <text:p>Permit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Testing and limited distribution</text:p>
          </table:table-cell>
          <table:table-cell table:style-name="ce9" office:value-type="string" calcext:value-type="string">
            <text:p>&gt;4</text:p>
          </table:table-cell>
          <table:table-cell table:style-name="ce9" office:value-type="string" calcext:value-type="string">
            <text:p>Permissive</text:p>
          </table:table-cell>
          <table:table-cell table:style-name="ce9" office:value-type="string" calcext:value-type="string">
            <text:p>Yes</text:p>
          </table:table-cell>
          <table:table-cell table:style-name="ce9" office:value-type="string" calcext:value-type="string">
            <text:p>Permitted</text:p>
          </table:table-cell>
          <table:table-cell table:style-name="ce9" office:value-type="string" calcext:value-type="string">
            <text:p>Ensure notices are supplied/updated</text:p>
          </table:table-cell>
          <table:table-cell table:style-name="ce9" table:number-columns-repeated="19"/>
          <table:table-cell table:number-columns-repeated="998"/>
        </table:table-row>
        <table:table-row table:style-name="ro1">
          <table:table-cell table:style-name="ce9"/>
          <table:table-cell table:style-name="ce9" office:value-type="string" calcext:value-type="string">
            <text:p>Testing and limited distribution</text:p>
          </table:table-cell>
          <table:table-cell table:style-name="ce9" office:value-type="string" calcext:value-type="string">
            <text:p>&gt;4</text:p>
          </table:table-cell>
          <table:table-cell table:style-name="ce9" office:value-type="string" calcext:value-type="string">
            <text:p>SaaS Distribution</text:p>
          </table:table-cell>
          <table:table-cell table:style-name="ce9" office:value-type="string" calcext:value-type="string">
            <text:p>Yes</text:p>
          </table:table-cell>
          <table:table-cell table:style-name="ce9" office:value-type="string" calcext:value-type="string">
            <text:p>Permitted</text:p>
          </table:table-cell>
          <table:table-cell table:style-name="ce9" office:value-type="string" calcext:value-type="string">
            <text:p>Ensure contract with recipient covers permitted use cases</text:p>
          </table:table-cell>
          <table:table-cell table:style-name="ce9" table:number-columns-repeated="19"/>
          <table:table-cell table:number-columns-repeated="998"/>
        </table:table-row>
        <table:table-row table:style-name="ro1">
          <table:table-cell table:style-name="ce9"/>
          <table:table-cell table:style-name="ce9" office:value-type="string" calcext:value-type="string">
            <text:p>SaaS Deployment (Client)</text:p>
          </table:table-cell>
          <table:table-cell table:style-name="ce9" office:value-type="string" calcext:value-type="string">
            <text:p>&gt;6</text:p>
          </table:table-cell>
          <table:table-cell table:style-name="ce9" office:value-type="string" calcext:value-type="string">
            <text:p>Permissive</text:p>
          </table:table-cell>
          <table:table-cell table:style-name="ce9" office:value-type="string" calcext:value-type="string">
            <text:p>Any</text:p>
          </table:table-cell>
          <table:table-cell table:style-name="ce9" office:value-type="string" calcext:value-type="string">
            <text:p>Permitted</text:p>
          </table:table-cell>
          <table:table-cell table:style-name="ce9" office:value-type="string" calcext:value-type="string">
            <text:p>Ensure notices are supplied/updated</text:p>
          </table:table-cell>
          <table:table-cell table:style-name="ce9" table:number-columns-repeated="19"/>
          <table:table-cell table:number-columns-repeated="998"/>
        </table:table-row>
        <table:table-row table:style-name="ro1">
          <table:table-cell table:style-name="ce9"/>
          <table:table-cell table:style-name="ce9" office:value-type="string" calcext:value-type="string">
            <text:p>SaaS Deployment (Client)</text:p>
          </table:table-cell>
          <table:table-cell table:style-name="ce9" office:value-type="string" calcext:value-type="string">
            <text:p>&gt;6</text:p>
          </table:table-cell>
          <table:table-cell table:style-name="ce9" office:value-type="string" calcext:value-type="string">
            <text:p>Copyleft</text:p>
          </table:table-cell>
          <table:table-cell table:style-name="ce9" office:value-type="string" calcext:value-type="string">
            <text:p>Any</text:p>
          </table:table-cell>
          <table:table-cell table:style-name="ce9" office:value-type="string" calcext:value-type="string">
            <text:p>Prohibi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SaaS Deployment (Client)</text:p>
          </table:table-cell>
          <table:table-cell table:style-name="ce9" office:value-type="string" calcext:value-type="string">
            <text:p>&gt;6</text:p>
          </table:table-cell>
          <table:table-cell table:style-name="ce9" office:value-type="string" calcext:value-type="string">
            <text:p>Copyleft</text:p>
          </table:table-cell>
          <table:table-cell table:style-name="ce9" office:value-type="string" calcext:value-type="string">
            <text:p>No</text:p>
          </table:table-cell>
          <table:table-cell table:style-name="ce9" office:value-type="string" calcext:value-type="string">
            <text:p>Permitted if compatible</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SaaS Deployment (Server)</text:p>
          </table:table-cell>
          <table:table-cell table:style-name="ce9" office:value-type="string" calcext:value-type="string">
            <text:p>&gt;6</text:p>
          </table:table-cell>
          <table:table-cell table:style-name="ce9" office:value-type="string" calcext:value-type="string">
            <text:p>SaaS Distribution</text:p>
          </table:table-cell>
          <table:table-cell table:style-name="ce9" office:value-type="string" calcext:value-type="string">
            <text:p>Any</text:p>
          </table:table-cell>
          <table:table-cell table:style-name="ce9" office:value-type="string" calcext:value-type="string">
            <text:p>Refer</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SaaS Deployment (Server)</text:p>
          </table:table-cell>
          <table:table-cell table:style-name="ce9" office:value-type="string" calcext:value-type="string">
            <text:p>&gt;6</text:p>
          </table:table-cell>
          <table:table-cell table:style-name="ce9" office:value-type="string" calcext:value-type="string">
            <text:p>Copyleft</text:p>
          </table:table-cell>
          <table:table-cell table:style-name="ce9" office:value-type="string" calcext:value-type="string">
            <text:p>Any</text:p>
          </table:table-cell>
          <table:table-cell table:style-name="ce9" office:value-type="string" calcext:value-type="string">
            <text:p>Permit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SaaS Deployment (Server)</text:p>
          </table:table-cell>
          <table:table-cell table:style-name="ce9" office:value-type="string" calcext:value-type="string">
            <text:p>&gt;6</text:p>
          </table:table-cell>
          <table:table-cell table:style-name="ce9" office:value-type="string" calcext:value-type="string">
            <text:p>Permissive</text:p>
          </table:table-cell>
          <table:table-cell table:style-name="ce9" office:value-type="string" calcext:value-type="string">
            <text:p>Any</text:p>
          </table:table-cell>
          <table:table-cell table:style-name="ce9" office:value-type="string" calcext:value-type="string">
            <text:p>Permit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General Distribution</text:p>
          </table:table-cell>
          <table:table-cell table:style-name="ce9" office:value-type="string" calcext:value-type="string">
            <text:p>&gt;8</text:p>
          </table:table-cell>
          <table:table-cell table:style-name="ce9" office:value-type="string" calcext:value-type="string">
            <text:p>SaaS Distribution</text:p>
          </table:table-cell>
          <table:table-cell table:style-name="ce9" office:value-type="string" calcext:value-type="string">
            <text:p>Yes</text:p>
          </table:table-cell>
          <table:table-cell table:style-name="ce9" office:value-type="string" calcext:value-type="string">
            <text:p>Prohibi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General Distribution</text:p>
          </table:table-cell>
          <table:table-cell table:style-name="ce9" office:value-type="string" calcext:value-type="string">
            <text:p>&gt;8</text:p>
          </table:table-cell>
          <table:table-cell table:style-name="ce9" office:value-type="string" calcext:value-type="string">
            <text:p>Copyleft (strong)</text:p>
          </table:table-cell>
          <table:table-cell table:style-name="ce9" office:value-type="string" calcext:value-type="string">
            <text:p>Any</text:p>
          </table:table-cell>
          <table:table-cell table:style-name="ce9" office:value-type="string" calcext:value-type="string">
            <text:p>Prohibi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General Distribution</text:p>
          </table:table-cell>
          <table:table-cell table:style-name="ce9" office:value-type="string" calcext:value-type="string">
            <text:p>&gt;8</text:p>
          </table:table-cell>
          <table:table-cell table:style-name="ce9" office:value-type="string" calcext:value-type="string">
            <text:p>Copyleft (weak)</text:p>
          </table:table-cell>
          <table:table-cell table:style-name="ce9" office:value-type="string" calcext:value-type="string">
            <text:p>No</text:p>
          </table:table-cell>
          <table:table-cell table:style-name="ce9" office:value-type="string" calcext:value-type="string">
            <text:p>Permitted</text:p>
          </table:table-cell>
          <table:table-cell table:style-name="ce9" office:value-type="string" calcext:value-type="string">
            <text:p>Ensure notices are supplied/updated. Take care with LGPL</text:p>
          </table:table-cell>
          <table:table-cell table:style-name="ce9" table:number-columns-repeated="19"/>
          <table:table-cell table:number-columns-repeated="998"/>
        </table:table-row>
        <table:table-row table:style-name="ro1">
          <table:table-cell table:style-name="ce9"/>
          <table:table-cell table:style-name="ce76" office:value-type="string" calcext:value-type="string">
            <text:p>General Distribution</text:p>
          </table:table-cell>
          <table:table-cell table:style-name="ce76" office:value-type="string" calcext:value-type="string">
            <text:p>&gt;8</text:p>
          </table:table-cell>
          <table:table-cell table:style-name="ce76" office:value-type="string" calcext:value-type="string">
            <text:p>Permissive</text:p>
          </table:table-cell>
          <table:table-cell table:style-name="ce76" office:value-type="string" calcext:value-type="string">
            <text:p>Any</text:p>
          </table:table-cell>
          <table:table-cell table:style-name="ce76" office:value-type="string" calcext:value-type="string">
            <text:p>Permitted</text:p>
          </table:table-cell>
          <table:table-cell table:style-name="ce9" office:value-type="string" calcext:value-type="string">
            <text:p>Ensure notices are supplied/updated.</text:p>
          </table:table-cell>
          <table:table-cell table:style-name="ce9" table:number-columns-repeated="19"/>
          <table:table-cell table:number-columns-repeated="998"/>
        </table:table-row>
        <table:table-row table:style-name="ro1">
          <table:table-cell table:style-name="ce9"/>
          <table:table-cell table:style-name="ce9" office:value-type="string" calcext:value-type="string">
            <text:p>Any</text:p>
          </table:table-cell>
          <table:table-cell table:style-name="ce9" office:value-type="string" calcext:value-type="string">
            <text:p>&lt;3</text:p>
          </table:table-cell>
          <table:table-cell table:number-columns-repeated="2" table:style-name="ce9" office:value-type="string" calcext:value-type="string">
            <text:p>Any</text:p>
          </table:table-cell>
          <table:table-cell table:style-name="ce9" office:value-type="string" calcext:value-type="string">
            <text:p>Prohibited</text:p>
          </table:table-cell>
          <table:table-cell table:style-name="ce9" table:number-columns-repeated="20"/>
          <table:table-cell table:number-columns-repeated="998"/>
        </table:table-row>
        <table:table-row table:style-name="ro1">
          <table:table-cell table:style-name="ce9"/>
          <table:table-cell table:style-name="ce9" office:value-type="string" calcext:value-type="string">
            <text:p>Any</text:p>
          </table:table-cell>
          <table:table-cell table:style-name="ce9" office:value-type="string" calcext:value-type="string">
            <text:p>&gt;2</text:p>
          </table:table-cell>
          <table:table-cell table:style-name="ce9" office:value-type="string" calcext:value-type="string">
            <text:p>Proprietary</text:p>
          </table:table-cell>
          <table:table-cell table:style-name="ce9" office:value-type="string" calcext:value-type="string">
            <text:p>Any</text:p>
          </table:table-cell>
          <table:table-cell table:style-name="ce9" office:value-type="string" calcext:value-type="string">
            <text:p>Refer</text:p>
          </table:table-cell>
          <table:table-cell table:style-name="ce9" table:number-columns-repeated="20"/>
          <table:table-cell table:number-columns-repeated="998"/>
        </table:table-row>
        <table:table-row table:style-name="ro1" table:number-rows-repeated="971">
          <table:table-cell table:style-name="ce9" table:number-columns-repeated="26"/>
          <table:table-cell table:number-columns-repeated="998"/>
        </table:table-row>
        <table:table-row table:style-name="ro2" table:number-rows-repeated="1047553">
          <table:table-cell table:number-columns-repeated="1024"/>
        </table:table-row>
        <table:table-row table:style-name="ro2">
          <table:table-cell table:number-columns-repeated="1024"/>
        </table:table-row>
      </table:table>
      <table:table table:name="Example Appendix 3 - Unofficial Incident Process used by UK Entity" table:style-name="ta5">
        <table:table-column table:style-name="co19" table:number-columns-repeated="26" table:default-cell-style-name="Default"/>
        <table:table-column table:style-name="co2" table:number-columns-repeated="998" table:default-cell-style-name="Default"/>
        <table:table-row table:style-name="ro1">
          <table:table-cell table:style-name="ce74" office:value-type="string" calcext:value-type="string">
            <text:p>Incident Severity Criteria</text:p>
          </table:table-cell>
          <table:table-cell table:style-name="ce9" table:number-columns-repeated="25"/>
          <table:table-cell table:number-columns-repeated="998"/>
        </table:table-row>
        <table:table-row table:style-name="ro1">
          <table:table-cell table:style-name="ce78" office:value-type="string" calcext:value-type="string">
            <text:p>Factors to be taken in to account when determining the potential severity of a open source Noncompliance</text:p>
          </table:table-cell>
          <table:table-cell table:style-name="ce9" table:number-columns-repeated="25"/>
          <table:table-cell table:number-columns-repeated="998"/>
        </table:table-row>
        <table:table-row table:style-name="ro1">
          <table:table-cell table:style-name="ce9" table:number-columns-repeated="26"/>
          <table:table-cell table:number-columns-repeated="998"/>
        </table:table-row>
        <table:table-row table:style-name="ro1">
          <table:table-cell table:style-name="ce9" office:value-type="string" calcext:value-type="string">
            <text:p>Reputational risk (customers, investors and affected OSS projects)</text:p>
          </table:table-cell>
          <table:table-cell table:style-name="ce9" table:number-columns-repeated="25"/>
          <table:table-cell table:number-columns-repeated="998"/>
        </table:table-row>
        <table:table-row table:style-name="ro1">
          <table:table-cell table:style-name="ce9" office:value-type="string" calcext:value-type="string">
            <text:p>Availalability of compliant component</text:p>
          </table:table-cell>
          <table:table-cell table:style-name="ce9" table:number-columns-repeated="25"/>
          <table:table-cell table:number-columns-repeated="998"/>
        </table:table-row>
        <table:table-row table:style-name="ro1">
          <table:table-cell table:style-name="ce9" office:value-type="string" calcext:value-type="string">
            <text:p>Cost/ease of re-working, or implementing workaround</text:p>
          </table:table-cell>
          <table:table-cell table:style-name="ce9" table:number-columns-repeated="25"/>
          <table:table-cell table:number-columns-repeated="998"/>
        </table:table-row>
        <table:table-row table:style-name="ro1">
          <table:table-cell table:style-name="ce9" office:value-type="string" calcext:value-type="string">
            <text:p>Non-compliant code deployed internally, externally or on a SaaS basis?</text:p>
          </table:table-cell>
          <table:table-cell table:style-name="ce9" table:number-columns-repeated="25"/>
          <table:table-cell table:number-columns-repeated="998"/>
        </table:table-row>
        <table:table-row table:style-name="ro1">
          <table:table-cell table:style-name="ce9" office:value-type="string" calcext:value-type="string">
            <text:p>Danger of injuntive relief</text:p>
          </table:table-cell>
          <table:table-cell table:style-name="ce9" table:number-columns-repeated="25"/>
          <table:table-cell table:number-columns-repeated="998"/>
        </table:table-row>
        <table:table-row table:style-name="ro1">
          <table:table-cell table:style-name="ce9" office:value-type="string" calcext:value-type="string">
            <text:p>Danger of damages</text:p>
          </table:table-cell>
          <table:table-cell table:style-name="ce9" table:number-columns-repeated="25"/>
          <table:table-cell table:number-columns-repeated="998"/>
        </table:table-row>
        <table:table-row table:style-name="ro1">
          <table:table-cell table:style-name="ce9" office:value-type="string" calcext:value-type="string">
            <text:p>Concerns about releasing proprietary code</text:p>
          </table:table-cell>
          <table:table-cell table:style-name="ce9" table:number-columns-repeated="25"/>
          <table:table-cell table:number-columns-repeated="998"/>
        </table:table-row>
        <table:table-row table:style-name="ro1">
          <table:table-cell table:style-name="ce9" office:value-type="string" calcext:value-type="string">
            <text:p>Danger of claims from customers</text:p>
          </table:table-cell>
          <table:table-cell table:style-name="ce9" table:number-columns-repeated="25"/>
          <table:table-cell table:number-columns-repeated="998"/>
        </table:table-row>
        <table:table-row table:style-name="ro1">
          <table:table-cell table:style-name="ce9" office:value-type="string" calcext:value-type="string">
            <text:p>Relevant open source enforcement code</text:p>
          </table:table-cell>
          <table:table-cell table:style-name="ce9" table:number-columns-repeated="25"/>
          <table:table-cell table:number-columns-repeated="998"/>
        </table:table-row>
        <table:table-row table:style-name="ro1">
          <table:table-cell table:style-name="ce9" table:number-columns-repeated="26"/>
          <table:table-cell table:number-columns-repeated="998"/>
        </table:table-row>
        <table:table-row table:style-name="ro1">
          <table:table-cell table:style-name="ce74" office:value-type="string" calcext:value-type="string">
            <text:p>Incident response criteria</text:p>
          </table:table-cell>
          <table:table-cell table:style-name="ce9" table:number-columns-repeated="25"/>
          <table:table-cell table:number-columns-repeated="998"/>
        </table:table-row>
        <table:table-row table:style-name="ro1">
          <table:table-cell table:style-name="ce9" office:value-type="string" calcext:value-type="string">
            <text:p>Update and publish non-compliant notices</text:p>
          </table:table-cell>
          <table:table-cell table:style-name="ce9" table:number-columns-repeated="25"/>
          <table:table-cell table:number-columns-repeated="998"/>
        </table:table-row>
        <table:table-row table:style-name="ro1">
          <table:table-cell table:style-name="ce9" office:value-type="string" calcext:value-type="string">
            <text:p>Select equivalent and compliant component</text:p>
          </table:table-cell>
          <table:table-cell table:style-name="ce9" table:number-columns-repeated="25"/>
          <table:table-cell table:number-columns-repeated="998"/>
        </table:table-row>
        <table:table-row table:style-name="ro1">
          <table:table-cell table:style-name="ce9" office:value-type="string" calcext:value-type="string">
            <text:p>Rework code to include compliant components</text:p>
          </table:table-cell>
          <table:table-cell table:style-name="ce9" table:number-columns-repeated="25"/>
          <table:table-cell table:number-columns-repeated="998"/>
        </table:table-row>
        <table:table-row table:style-name="ro1">
          <table:table-cell table:style-name="ce9" office:value-type="string" calcext:value-type="string">
            <text:p>Change mode of distribution to bring component into compliance</text:p>
          </table:table-cell>
          <table:table-cell table:style-name="ce9" table:number-columns-repeated="25"/>
          <table:table-cell table:number-columns-repeated="998"/>
        </table:table-row>
        <table:table-row table:style-name="ro1">
          <table:table-cell table:style-name="ce9" office:value-type="string" calcext:value-type="string">
            <text:p>Seek alternative licence to bring code into compliance</text:p>
          </table:table-cell>
          <table:table-cell table:style-name="ce9" table:number-columns-repeated="25"/>
          <table:table-cell table:number-columns-repeated="998"/>
        </table:table-row>
        <table:table-row table:style-name="ro1" table:number-rows-repeated="984">
          <table:table-cell table:style-name="ce9" table:number-columns-repeated="26"/>
          <table:table-cell table:number-columns-repeated="998"/>
        </table:table-row>
        <table:table-row table:style-name="ro2" table:number-rows-repeated="1047572">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The OpenChain Open Source Policy Template'.A1:'The OpenChain Open Source Policy Template'.D6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pple-system" svg:font-family="-apple-system"/>
    <style:font-face style:name="-webkit-standard" svg:font-family="-webkit-standard"/>
    <style:font-face style:name="Arial" svg:font-family="Arial"/>
    <style:font-face style:name="Cambria" svg:font-family="Cambria"/>
    <style:font-face style:name="Helvetica" svg:font-family="Helvetica"/>
    <style:font-face style:name="Inconsolata" svg:font-family="Inconsolat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ce8b2"/>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art_20_Here" style:display-name="PageStyle_Start Here" style:page-layout-name="Mpm3">
      <style:header style:display="false"/>
      <style:header-left style:display="false"/>
      <style:footer style:display="false"/>
      <style:footer-left style:display="false"/>
    </style:master-page>
    <style:master-page style:name="PageStyle_5f_The_20_OpenChain_20_Open_20_Source_20_Policy_20_Template" style:display-name="PageStyle_The OpenChain Open Source Policy Template" style:page-layout-name="Mpm3">
      <style:header style:display="false"/>
      <style:header-left style:display="false"/>
      <style:footer style:display="false"/>
      <style:footer-left style:display="false"/>
    </style:master-page>
    <style:master-page style:name="PageStyle_5f_Example_20_Appendix_20_1_20_-_20_Unofficial_20_License_20_Grid_20_used_20_by_20_UK_20_Entity_29_" style:display-name="PageStyle_Example Appendix 1 - Unofficial License Grid used by UK Entity)" style:page-layout-name="Mpm3">
      <style:header style:display="false"/>
      <style:header-left style:display="false"/>
      <style:footer style:display="false"/>
      <style:footer-left style:display="false"/>
    </style:master-page>
    <style:master-page style:name="PageStyle_5f_Example_20_Appendix_20_2_20_-_20_Unofficial_20_Source_20_Acceptability_20_Process_20_used_20_by_20_UK_20_Entity" style:display-name="PageStyle_Example Appendix 2 - Unofficial Source Acceptability Process used by UK Entity" style:page-layout-name="Mpm3">
      <style:header style:display="false"/>
      <style:header-left style:display="false"/>
      <style:footer style:display="false"/>
      <style:footer-left style:display="false"/>
    </style:master-page>
    <style:master-page style:name="PageStyle_5f_Example_20_Appendix_20_3_20_-_20_Unofficial_20_Incident_20_Process_20_used_20_by_20_UK_20_Entity" style:display-name="PageStyle_Example Appendix 3 - Unofficial Incident Process used by UK Ent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176" meta:object-count="0"/>
    <meta:generator>LibreOfficeDev/6.0.5.2$Linux_X86_64 LibreOffice_project/</meta:generator>
  </office:meta>
</office:document-meta>
</file>